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Лист1" table:style-name="ta1">
        <table:shapes>
          <draw:frame draw:z-index="0" draw:style-name="gr1" draw:text-style-name="P1" svg:width="15.997cm" svg:height="9.004cm" svg:x="5.343cm" svg:y="5.672cm">
            <draw:object draw:notify-on-update-of-ranges="Лист1.A1:Лист1.A1 Лист1.A2:Лист1.A14 Лист1.B1:Лист1.B1 Лист1.B2:Лист1.B14 Лист1.C1:Лист1.C1 Лист1.C2:Лист1.C14 Лист1.D1:Лист1.D1 Лист1.D2:Лист1.D14 Лист1.E1:Лист1.E1 Лист1.E2:Лист1.E14 Лист1.F1:Лист1.F1 Лист1.F2:Лист1.F14 Лист1.G1:Лист1.G1 Лист1.G2:Лист1.G14 Лист1.H1:Лист1.H1 Лист1.H2:Лист1.H14 Лист1.I1:Лист1.I1 Лист1.I2:Лист1.I14 Лист1.J1:Лист1.J1 Лист1.J2:Лист1.J14 Лист1.K1:Лист1.K1 Лист1.K2:Лист1.K14 Лист1.L1:Лист1.L1 Лист1.L2:Лист1.L14 Лист1.M1:Лист1.M1 Лист1.M2:Лист1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1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([.B3]+[.D3]+[.C2]+[.C4])/4" office:value-type="float" office:value="99.0856825277189" calcext:value-type="float">
            <text:p>99,0856825277189</text:p>
          </table:table-cell>
          <table:table-cell table:formula="of:=([.C3]+[.E3]+[.D2]+[.D4])/4" office:value-type="float" office:value="98.2500990996013" calcext:value-type="float">
            <text:p>98,2500990996013</text:p>
          </table:table-cell>
          <table:table-cell table:formula="of:=([.D3]+[.F3]+[.E2]+[.E4])/4" office:value-type="float" office:value="97.562246408998" calcext:value-type="float">
            <text:p>97,562246408998</text:p>
          </table:table-cell>
          <table:table-cell table:formula="of:=([.E3]+[.G3]+[.F2]+[.F4])/4" office:value-type="float" office:value="97.0749957338393" calcext:value-type="float">
            <text:p>97,0749957338393</text:p>
          </table:table-cell>
          <table:table-cell table:formula="of:=([.F3]+[.H3]+[.G2]+[.G4])/4" office:value-type="float" office:value="96.8229525774806" calcext:value-type="float">
            <text:p>96,8229525774806</text:p>
          </table:table-cell>
          <table:table-cell table:formula="of:=([.G3]+[.I3]+[.H2]+[.H4])/4" office:value-type="float" office:value="96.8229457297314" calcext:value-type="float">
            <text:p>96,8229457297314</text:p>
          </table:table-cell>
          <table:table-cell table:formula="of:=([.H3]+[.J3]+[.I2]+[.I4])/4" office:value-type="float" office:value="97.074973660882" calcext:value-type="float">
            <text:p>97,074973660882</text:p>
          </table:table-cell>
          <table:table-cell table:formula="of:=([.I3]+[.K3]+[.J2]+[.J4])/4" office:value-type="float" office:value="97.5622103050093" calcext:value-type="float">
            <text:p>97,5622103050093</text:p>
          </table:table-cell>
          <table:table-cell table:formula="of:=([.J3]+[.L3]+[.K2]+[.K4])/4" office:value-type="float" office:value="98.250051502411" calcext:value-type="float">
            <text:p>98,250051502411</text:p>
          </table:table-cell>
          <table:table-cell table:formula="of:=([.K3]+[.M3]+[.L2]+[.L4])/4" office:value-type="float" office:value="99.0856390043829" calcext:value-type="float">
            <text:p>99,0856390043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([.B4]+[.D4]+[.C3]+[.C5])/4" office:value-type="float" office:value="98.0926310112745" calcext:value-type="float">
            <text:p>98,0926310112745</text:p>
          </table:table-cell>
          <table:table-cell table:formula="of:=([.C4]+[.E4]+[.D3]+[.D5])/4" office:value-type="float" office:value="96.3525598891827" calcext:value-type="float">
            <text:p>96,3525598891827</text:p>
          </table:table-cell>
          <table:table-cell table:formula="of:=([.D4]+[.F4]+[.E3]+[.E5])/4" office:value-type="float" office:value="94.9240671623602" calcext:value-type="float">
            <text:p>94,9240671623602</text:p>
          </table:table-cell>
          <table:table-cell table:formula="of:=([.E4]+[.G4]+[.F3]+[.F5])/4" office:value-type="float" office:value="93.9150271445801" calcext:value-type="float">
            <text:p>93,9150271445801</text:p>
          </table:table-cell>
          <table:table-cell table:formula="of:=([.F4]+[.H4]+[.G3]+[.G5])/4" office:value-type="float" office:value="93.394156532691" calcext:value-type="float">
            <text:p>93,394156532691</text:p>
          </table:table-cell>
          <table:table-cell table:formula="of:=([.G4]+[.I4]+[.H3]+[.H5])/4" office:value-type="float" office:value="93.3941685981122" calcext:value-type="float">
            <text:p>93,3941685981122</text:p>
          </table:table-cell>
          <table:table-cell table:formula="of:=([.H4]+[.J4]+[.I3]+[.I5])/4" office:value-type="float" office:value="93.9150529406591" calcext:value-type="float">
            <text:p>93,9150529406591</text:p>
          </table:table-cell>
          <table:table-cell table:formula="of:=([.I4]+[.K4]+[.J3]+[.J5])/4" office:value-type="float" office:value="94.9241076913933" calcext:value-type="float">
            <text:p>94,9241076913933</text:p>
          </table:table-cell>
          <table:table-cell table:formula="of:=([.J4]+[.L4]+[.K3]+[.K5])/4" office:value-type="float" office:value="96.3526120217247" calcext:value-type="float">
            <text:p>96,3526120217247</text:p>
          </table:table-cell>
          <table:table-cell table:formula="of:=([.K4]+[.M4]+[.L3]+[.L5])/4" office:value-type="float" office:value="98.0926905251375" calcext:value-type="float">
            <text:p>98,0926905251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([.B5]+[.D5]+[.C4]+[.C6])/4" office:value-type="float" office:value="96.9327282840543" calcext:value-type="float">
            <text:p>96,9327282840543</text:p>
          </table:table-cell>
          <table:table-cell table:formula="of:=([.C5]+[.E5]+[.D4]+[.D6])/4" office:value-type="float" office:value="94.1440989499828" calcext:value-type="float">
            <text:p>94,1440989499828</text:p>
          </table:table-cell>
          <table:table-cell table:formula="of:=([.D5]+[.F5]+[.E4]+[.E6])/4" office:value-type="float" office:value="91.8672392584227" calcext:value-type="float">
            <text:p>91,8672392584227</text:p>
          </table:table-cell>
          <table:table-cell table:formula="of:=([.E5]+[.G5]+[.F4]+[.F6])/4" office:value-type="float" office:value="90.2677806123642" calcext:value-type="float">
            <text:p>90,2677806123642</text:p>
          </table:table-cell>
          <table:table-cell table:formula="of:=([.F5]+[.H5]+[.G4]+[.G6])/4" office:value-type="float" office:value="89.4453976251469" calcext:value-type="float">
            <text:p>89,4453976251469</text:p>
          </table:table-cell>
          <table:table-cell table:formula="of:=([.G5]+[.I5]+[.H4]+[.H6])/4" office:value-type="float" office:value="89.4453783733372" calcext:value-type="float">
            <text:p>89,4453783733372</text:p>
          </table:table-cell>
          <table:table-cell table:formula="of:=([.H5]+[.J5]+[.I4]+[.I6])/4" office:value-type="float" office:value="90.2677408994078" calcext:value-type="float">
            <text:p>90,2677408994078</text:p>
          </table:table-cell>
          <table:table-cell table:formula="of:=([.I5]+[.K5]+[.J4]+[.J6])/4" office:value-type="float" office:value="91.8671640635906" calcext:value-type="float">
            <text:p>91,8671640635906</text:p>
          </table:table-cell>
          <table:table-cell table:formula="of:=([.J5]+[.L5]+[.K4]+[.K6])/4" office:value-type="float" office:value="94.1439687462566" calcext:value-type="float">
            <text:p>94,1439687462566</text:p>
          </table:table-cell>
          <table:table-cell table:formula="of:=([.K5]+[.M5]+[.L4]+[.L6])/4" office:value-type="float" office:value="96.932611306931" calcext:value-type="float">
            <text:p>96,9326113069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([.B6]+[.D6]+[.C5]+[.C7])/4" office:value-type="float" office:value="95.4943765251301" calcext:value-type="float">
            <text:p>95,4943765251301</text:p>
          </table:table-cell>
          <table:table-cell table:formula="of:=([.C6]+[.E6]+[.D5]+[.D7])/4" office:value-type="float" office:value="91.4244749213948" calcext:value-type="float">
            <text:p>91,4244749213948</text:p>
          </table:table-cell>
          <table:table-cell table:formula="of:=([.D6]+[.F6]+[.E5]+[.E7])/4" office:value-type="float" office:value="88.1339687114789" calcext:value-type="float">
            <text:p>88,1339687114789</text:p>
          </table:table-cell>
          <table:table-cell table:formula="of:=([.E6]+[.G6]+[.F5]+[.F7])/4" office:value-type="float" office:value="85.8446722848859" calcext:value-type="float">
            <text:p>85,8446722848859</text:p>
          </table:table-cell>
          <table:table-cell table:formula="of:=([.F6]+[.H6]+[.G5]+[.G7])/4" office:value-type="float" office:value="84.6756175934062" calcext:value-type="float">
            <text:p>84,6756175934062</text:p>
          </table:table-cell>
          <table:table-cell table:formula="of:=([.G6]+[.I6]+[.H5]+[.H7])/4" office:value-type="float" office:value="84.6755952029568" calcext:value-type="float">
            <text:p>84,6755952029568</text:p>
          </table:table-cell>
          <table:table-cell table:formula="of:=([.H6]+[.J6]+[.I5]+[.I7])/4" office:value-type="float" office:value="85.8446833581249" calcext:value-type="float">
            <text:p>85,8446833581249</text:p>
          </table:table-cell>
          <table:table-cell table:formula="of:=([.I6]+[.K6]+[.J5]+[.J7])/4" office:value-type="float" office:value="88.1339933872188" calcext:value-type="float">
            <text:p>88,1339933872188</text:p>
          </table:table-cell>
          <table:table-cell table:formula="of:=([.J6]+[.L6]+[.K5]+[.K7])/4" office:value-type="float" office:value="91.4245501508885" calcext:value-type="float">
            <text:p>91,4245501508885</text:p>
          </table:table-cell>
          <table:table-cell table:formula="of:=([.K6]+[.M6]+[.L5]+[.L7])/4" office:value-type="float" office:value="95.4944624918801" calcext:value-type="float">
            <text:p>95,49446249188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([.B7]+[.D7]+[.C6]+[.C8])/4" office:value-type="float" office:value="93.6211132435172" calcext:value-type="float">
            <text:p>93,6211132435172</text:p>
          </table:table-cell>
          <table:table-cell table:formula="of:=([.C7]+[.E7]+[.D6]+[.D8])/4" office:value-type="float" office:value="87.9267228878789" calcext:value-type="float">
            <text:p>87,9267228878789</text:p>
          </table:table-cell>
          <table:table-cell table:formula="of:=([.D7]+[.F7]+[.E6]+[.E8])/4" office:value-type="float" office:value="83.4009434990784" calcext:value-type="float">
            <text:p>83,4009434990784</text:p>
          </table:table-cell>
          <table:table-cell table:formula="of:=([.E7]+[.G7]+[.F6]+[.F8])/4" office:value-type="float" office:value="80.3028350956055" calcext:value-type="float">
            <text:p>80,3028350956055</text:p>
          </table:table-cell>
          <table:table-cell table:formula="of:=([.F7]+[.H7]+[.G6]+[.G8])/4" office:value-type="float" office:value="78.738322691676" calcext:value-type="float">
            <text:p>78,738322691676</text:p>
          </table:table-cell>
          <table:table-cell table:formula="of:=([.G7]+[.I7]+[.H6]+[.H8])/4" office:value-type="float" office:value="78.7383506896331" calcext:value-type="float">
            <text:p>78,7383506896331</text:p>
          </table:table-cell>
          <table:table-cell table:formula="of:=([.H7]+[.J7]+[.I6]+[.I8])/4" office:value-type="float" office:value="80.3028241040291" calcext:value-type="float">
            <text:p>80,3028241040291</text:p>
          </table:table-cell>
          <table:table-cell table:formula="of:=([.I7]+[.K7]+[.J6]+[.J8])/4" office:value-type="float" office:value="83.4008618184541" calcext:value-type="float">
            <text:p>83,4008618184541</text:p>
          </table:table-cell>
          <table:table-cell table:formula="of:=([.J7]+[.L7]+[.K6]+[.K8])/4" office:value-type="float" office:value="87.9265780902376" calcext:value-type="float">
            <text:p>87,9265780902376</text:p>
          </table:table-cell>
          <table:table-cell table:formula="of:=([.K7]+[.M7]+[.L6]+[.L8])/4" office:value-type="float" office:value="93.6209527899201" calcext:value-type="float">
            <text:p>93,6209527899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([.B8]+[.D8]+[.C7]+[.C9])/4" office:value-type="float" office:value="91.0636574933948" calcext:value-type="float">
            <text:p>91,0636574933948</text:p>
          </table:table-cell>
          <table:table-cell table:formula="of:=([.C8]+[.E8]+[.D7]+[.D9])/4" office:value-type="float" office:value="83.2612371098196" calcext:value-type="float">
            <text:p>83,2612371098196</text:p>
          </table:table-cell>
          <table:table-cell table:formula="of:=([.D8]+[.F8]+[.E7]+[.E9])/4" office:value-type="float" office:value="77.2416266300549" calcext:value-type="float">
            <text:p>77,2416266300549</text:p>
          </table:table-cell>
          <table:table-cell table:formula="of:=([.E8]+[.G8]+[.F7]+[.F9])/4" office:value-type="float" office:value="73.2289837710083" calcext:value-type="float">
            <text:p>73,2289837710083</text:p>
          </table:table-cell>
          <table:table-cell table:formula="of:=([.F8]+[.H8]+[.G7]+[.G9])/4" office:value-type="float" office:value="71.2381699711313" calcext:value-type="float">
            <text:p>71,2381699711313</text:p>
          </table:table-cell>
          <table:table-cell table:formula="of:=([.G8]+[.I8]+[.H7]+[.H9])/4" office:value-type="float" office:value="71.2382097503501" calcext:value-type="float">
            <text:p>71,2382097503501</text:p>
          </table:table-cell>
          <table:table-cell table:formula="of:=([.H8]+[.J8]+[.I7]+[.I9])/4" office:value-type="float" office:value="73.2290170306985" calcext:value-type="float">
            <text:p>73,2290170306985</text:p>
          </table:table-cell>
          <table:table-cell table:formula="of:=([.I8]+[.K8]+[.J7]+[.J9])/4" office:value-type="float" office:value="77.2416716307627" calcext:value-type="float">
            <text:p>77,2416716307627</text:p>
          </table:table-cell>
          <table:table-cell table:formula="of:=([.J8]+[.L8]+[.K7]+[.K9])/4" office:value-type="float" office:value="83.2612834096407" calcext:value-type="float">
            <text:p>83,2612834096407</text:p>
          </table:table-cell>
          <table:table-cell table:formula="of:=([.K8]+[.M8]+[.L7]+[.L9])/4" office:value-type="float" office:value="91.0637350030677" calcext:value-type="float">
            <text:p>91,06373500306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B9]+[.D9]+[.C8]+[.C10])/4" office:value-type="float" office:value="87.373191699888" calcext:value-type="float">
            <text:p>87,373191699888</text:p>
          </table:table-cell>
          <table:table-cell table:formula="of:=([.C9]+[.E9]+[.D8]+[.D10])/4" office:value-type="float" office:value="76.8142875952839" calcext:value-type="float">
            <text:p>76,8142875952839</text:p>
          </table:table-cell>
          <table:table-cell table:formula="of:=([.D9]+[.F9]+[.E8]+[.E10])/4" office:value-type="float" office:value="69.0770242858551" calcext:value-type="float">
            <text:p>69,0770242858551</text:p>
          </table:table-cell>
          <table:table-cell table:formula="of:=([.E9]+[.G9]+[.F8]+[.F10])/4" office:value-type="float" office:value="64.1351023063468" calcext:value-type="float">
            <text:p>64,1351023063468</text:p>
          </table:table-cell>
          <table:table-cell table:formula="of:=([.F9]+[.H9]+[.G8]+[.G10])/4" office:value-type="float" office:value="61.7489036670908" calcext:value-type="float">
            <text:p>61,7489036670908</text:p>
          </table:table-cell>
          <table:table-cell table:formula="of:=([.G9]+[.I9]+[.H8]+[.H10])/4" office:value-type="float" office:value="61.7488778894986" calcext:value-type="float">
            <text:p>61,7488778894986</text:p>
          </table:table-cell>
          <table:table-cell table:formula="of:=([.H9]+[.J9]+[.I8]+[.I10])/4" office:value-type="float" office:value="64.1350464810501" calcext:value-type="float">
            <text:p>64,1350464810501</text:p>
          </table:table-cell>
          <table:table-cell table:formula="of:=([.I9]+[.K9]+[.J8]+[.J10])/4" office:value-type="float" office:value="69.0769040119377" calcext:value-type="float">
            <text:p>69,0769040119377</text:p>
          </table:table-cell>
          <table:table-cell table:formula="of:=([.J9]+[.L9]+[.K8]+[.K10])/4" office:value-type="float" office:value="76.8141382729077" calcext:value-type="float">
            <text:p>76,8141382729077</text:p>
          </table:table-cell>
          <table:table-cell table:formula="of:=([.K9]+[.M9]+[.L8]+[.L10])/4" office:value-type="float" office:value="87.3730528603123" calcext:value-type="float">
            <text:p>87,37305286031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B10]+[.D10]+[.C9]+[.C11])/4" office:value-type="float" office:value="81.615169388182" calcext:value-type="float">
            <text:p>81,615169388182</text:p>
          </table:table-cell>
          <table:table-cell table:formula="of:=([.C10]+[.E10]+[.D9]+[.D11])/4" office:value-type="float" office:value="67.5466259726431" calcext:value-type="float">
            <text:p>67,5466259726431</text:p>
          </table:table-cell>
          <table:table-cell table:formula="of:=([.D10]+[.F10]+[.E9]+[.E11])/4" office:value-type="float" office:value="58.1184236584629" calcext:value-type="float">
            <text:p>58,1184236584629</text:p>
          </table:table-cell>
          <table:table-cell table:formula="of:=([.E10]+[.G10]+[.F9]+[.F11])/4" office:value-type="float" office:value="52.4871389238747" calcext:value-type="float">
            <text:p>52,4871389238747</text:p>
          </table:table-cell>
          <table:table-cell table:formula="of:=([.F10]+[.H10]+[.G9]+[.G11])/4" office:value-type="float" office:value="49.8751705890074" calcext:value-type="float">
            <text:p>49,8751705890074</text:p>
          </table:table-cell>
          <table:table-cell table:formula="of:=([.G10]+[.I10]+[.H9]+[.H11])/4" office:value-type="float" office:value="49.8751560267739" calcext:value-type="float">
            <text:p>49,8751560267739</text:p>
          </table:table-cell>
          <table:table-cell table:formula="of:=([.H10]+[.J10]+[.I9]+[.I11])/4" office:value-type="float" office:value="52.4871152294273" calcext:value-type="float">
            <text:p>52,4871152294273</text:p>
          </table:table-cell>
          <table:table-cell table:formula="of:=([.I10]+[.K10]+[.J9]+[.J11])/4" office:value-type="float" office:value="58.1184240751835" calcext:value-type="float">
            <text:p>58,1184240751835</text:p>
          </table:table-cell>
          <table:table-cell table:formula="of:=([.J10]+[.L10]+[.K9]+[.K11])/4" office:value-type="float" office:value="67.5466757677709" calcext:value-type="float">
            <text:p>67,5466757677709</text:p>
          </table:table-cell>
          <table:table-cell table:formula="of:=([.K10]+[.M10]+[.L9]+[.L11])/4" office:value-type="float" office:value="81.6152554578145" calcext:value-type="float">
            <text:p>81,61525545781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B11]+[.D11]+[.C10]+[.C12])/4" office:value-type="float" office:value="71.5417384967816" calcext:value-type="float">
            <text:p>71,5417384967816</text:p>
          </table:table-cell>
          <table:table-cell table:formula="of:=([.C11]+[.E11]+[.D10]+[.D12])/4" office:value-type="float" office:value="53.6398815339904" calcext:value-type="float">
            <text:p>53,6398815339904</text:p>
          </table:table-cell>
          <table:table-cell table:formula="of:=([.D11]+[.F11]+[.E10]+[.E12])/4" office:value-type="float" office:value="43.364373457308" calcext:value-type="float">
            <text:p>43,364373457308</text:p>
          </table:table-cell>
          <table:table-cell table:formula="of:=([.E11]+[.G11]+[.F10]+[.F12])/4" office:value-type="float" office:value="37.8214277422858" calcext:value-type="float">
            <text:p>37,8214277422858</text:p>
          </table:table-cell>
          <table:table-cell table:formula="of:=([.F11]+[.H11]+[.G10]+[.G12])/4" office:value-type="float" office:value="35.3911168467079" calcext:value-type="float">
            <text:p>35,3911168467079</text:p>
          </table:table-cell>
          <table:table-cell table:formula="of:=([.G11]+[.I11]+[.H10]+[.H12])/4" office:value-type="float" office:value="35.3910905960397" calcext:value-type="float">
            <text:p>35,3910905960397</text:p>
          </table:table-cell>
          <table:table-cell table:formula="of:=([.H11]+[.J11]+[.I10]+[.I12])/4" office:value-type="float" office:value="37.8213564096887" calcext:value-type="float">
            <text:p>37,8213564096887</text:p>
          </table:table-cell>
          <table:table-cell table:formula="of:=([.I11]+[.K11]+[.J10]+[.J12])/4" office:value-type="float" office:value="43.3642728431917" calcext:value-type="float">
            <text:p>43,3642728431917</text:p>
          </table:table-cell>
          <table:table-cell table:formula="of:=([.J11]+[.L11]+[.K10]+[.K12])/4" office:value-type="float" office:value="53.6397666666614" calcext:value-type="float">
            <text:p>53,6397666666614</text:p>
          </table:table-cell>
          <table:table-cell table:formula="of:=([.K11]+[.M11]+[.L10]+[.L12])/4" office:value-type="float" office:value="71.5416328547862" calcext:value-type="float">
            <text:p>71,54163285478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B12]+[.D12]+[.C11]+[.C13])/4" office:value-type="float" office:value="50.9122087810715" calcext:value-type="float">
            <text:p>50,9122087810715</text:p>
          </table:table-cell>
          <table:table-cell table:formula="of:=([.C12]+[.E12]+[.D11]+[.D13])/4" office:value-type="float" office:value="32.1075508780473" calcext:value-type="float">
            <text:p>32,1075508780473</text:p>
          </table:table-cell>
          <table:table-cell table:formula="of:=([.D12]+[.F12]+[.E11]+[.E13])/4" office:value-type="float" office:value="23.8788400197252" calcext:value-type="float">
            <text:p>23,8788400197252</text:p>
          </table:table-cell>
          <table:table-cell table:formula="of:=([.E12]+[.G12]+[.F11]+[.F13])/4" office:value-type="float" office:value="20.0443479583452" calcext:value-type="float">
            <text:p>20,0443479583452</text:p>
          </table:table-cell>
          <table:table-cell table:formula="of:=([.F12]+[.H12]+[.G11]+[.G13])/4" office:value-type="float" office:value="18.478138678679" calcext:value-type="float">
            <text:p>18,478138678679</text:p>
          </table:table-cell>
          <table:table-cell table:formula="of:=([.G12]+[.I12]+[.H11]+[.H13])/4" office:value-type="float" office:value="18.4781354048282" calcext:value-type="float">
            <text:p>18,4781354048282</text:p>
          </table:table-cell>
          <table:table-cell table:formula="of:=([.H12]+[.J12]+[.I11]+[.I13])/4" office:value-type="float" office:value="20.044348480613" calcext:value-type="float">
            <text:p>20,044348480613</text:p>
          </table:table-cell>
          <table:table-cell table:formula="of:=([.I12]+[.K12]+[.J11]+[.J13])/4" office:value-type="float" office:value="23.8788510177614" calcext:value-type="float">
            <text:p>23,8788510177614</text:p>
          </table:table-cell>
          <table:table-cell table:formula="of:=([.J12]+[.L12]+[.K11]+[.K13])/4" office:value-type="float" office:value="32.1075773393734" calcext:value-type="float">
            <text:p>32,1075773393734</text:p>
          </table:table-cell>
          <table:table-cell table:formula="of:=([.K12]+[.M12]+[.L11]+[.L13])/4" office:value-type="float" office:value="50.9122438209571" calcext:value-type="float">
            <text:p>50,91224382095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Лист2" table:style-name="ta1">
        <table:shapes>
          <draw:frame draw:z-index="0" draw:style-name="gr1" draw:text-style-name="P1" svg:width="13.707cm" svg:height="7.203cm" svg:x="29.465cm" svg:y="0.091cm">
            <draw:object draw:notify-on-update-of-ranges="Лист2.A1:Лист2.A1 Лист2.A2:Лист2.A14 Лист2.B1:Лист2.B1 Лист2.B2:Лист2.B14 Лист2.C1:Лист2.C1 Лист2.C2:Лист2.C14 Лист2.D1:Лист2.D1 Лист2.D2:Лист2.D14 Лист2.E1:Лист2.E1 Лист2.E2:Лист2.E14 Лист2.F1:Лист2.F1 Лист2.F2:Лист2.F14 Лист2.G1:Лист2.G1 Лист2.G2:Лист2.G14 Лист2.H1:Лист2.H1 Лист2.H2:Лист2.H14 Лист2.I1:Лист2.I1 Лист2.I2:Лист2.I14 Лист2.J1:Лист2.J1 Лист2.J2:Лист2.J14 Лист2.K1:Лист2.K1 Лист2.K2:Лист2.K14 Лист2.L1:Лист2.L1 Лист2.L2:Лист2.L14 Лист2.M1:Лист2.M1 Лист2.M2:Лист2.M14 Лист2.N1:Лист2.N1 Лист2.N2:Лист2.N14 Лист2.O1:Лист2.O1 Лист2.O2:Лист2.O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1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([.B3]+[.D3]+[.C2]+[.C4])/4" office:value-type="float" office:value="98.7843040510457" calcext:value-type="float">
            <text:p>98,7843040510457</text:p>
          </table:table-cell>
          <table:table-cell table:formula="of:=([.C3]+[.E3]+[.D2]+[.D4])/4" office:value-type="float" office:value="97.6327389601427" calcext:value-type="float">
            <text:p>97,6327389601427</text:p>
          </table:table-cell>
          <table:table-cell table:formula="of:=([.D3]+[.F3]+[.E2]+[.E4])/4" office:value-type="float" office:value="96.595791632306" calcext:value-type="float">
            <text:p>96,595791632306</text:p>
          </table:table-cell>
          <table:table-cell table:formula="of:=([.E3]+[.G3]+[.F2]+[.F4])/4" office:value-type="float" office:value="95.7095737370522" calcext:value-type="float">
            <text:p>95,7095737370522</text:p>
          </table:table-cell>
          <table:table-cell table:formula="of:=([.F3]+[.H3]+[.G2]+[.G4])/4" office:value-type="float" office:value="94.9951060663985" calcext:value-type="float">
            <text:p>94,9951060663985</text:p>
          </table:table-cell>
          <table:table-cell table:formula="of:=([.G3]+[.I3]+[.H2]+[.H4])/4" office:value-type="float" office:value="94.4572329038747" calcext:value-type="float">
            <text:p>94,4572329038747</text:p>
          </table:table-cell>
          <table:table-cell table:formula="of:=([.H3]+[.J3]+[.I2]+[.I4])/4" office:value-type="float" office:value="94.0853262491203" calcext:value-type="float">
            <text:p>94,0853262491203</text:p>
          </table:table-cell>
          <table:table-cell table:formula="of:=([.I3]+[.K3]+[.J2]+[.J4])/4" office:value-type="float" office:value="93.8465171572115" calcext:value-type="float">
            <text:p>93,8465171572115</text:p>
          </table:table-cell>
          <table:table-cell table:formula="of:=([.J3]+[.L3]+[.K2]+[.K4])/4" office:value-type="float" office:value="93.6645695677133" calcext:value-type="float">
            <text:p>93,6645695677133</text:p>
          </table:table-cell>
          <table:table-cell table:formula="of:=([.K3]+[.M3]+[.L2]+[.L4])/4" office:value-type="float" office:value="93.3697612854334" calcext:value-type="float">
            <text:p>93,3697612854334</text:p>
          </table:table-cell>
          <table:table-cell office:value-type="float" office:value="92.71" calcext:value-type="float">
            <text:p>92,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([.B4]+[.D4]+[.C3]+[.C5])/4" office:value-type="float" office:value="97.5087733551289" calcext:value-type="float">
            <text:p>97,5087733551289</text:p>
          </table:table-cell>
          <table:table-cell table:formula="of:=([.C4]+[.E4]+[.D3]+[.D5])/4" office:value-type="float" office:value="95.1537106577162" calcext:value-type="float">
            <text:p>95,1537106577162</text:p>
          </table:table-cell>
          <table:table-cell table:formula="of:=([.D4]+[.F4]+[.E3]+[.E5])/4" office:value-type="float" office:value="93.0429223831496" calcext:value-type="float">
            <text:p>93,0429223831496</text:p>
          </table:table-cell>
          <table:table-cell table:formula="of:=([.E4]+[.G4]+[.F3]+[.F5])/4" office:value-type="float" office:value="91.2506914208502" calcext:value-type="float">
            <text:p>91,2506914208502</text:p>
          </table:table-cell>
          <table:table-cell table:formula="of:=([.F4]+[.H4]+[.G3]+[.G5])/4" office:value-type="float" office:value="89.8170070604935" calcext:value-type="float">
            <text:p>89,8170070604935</text:p>
          </table:table-cell>
          <table:table-cell table:formula="of:=([.G4]+[.I4]+[.H3]+[.H5])/4" office:value-type="float" office:value="88.7516909927439" calcext:value-type="float">
            <text:p>88,7516909927439</text:p>
          </table:table-cell>
          <table:table-cell table:formula="of:=([.H4]+[.J4]+[.I3]+[.I5])/4" office:value-type="float" office:value="88.0403073668303" calcext:value-type="float">
            <text:p>88,0403073668303</text:p>
          </table:table-cell>
          <table:table-cell table:formula="of:=([.I4]+[.K4]+[.J3]+[.J5])/4" office:value-type="float" office:value="87.6402436586187" calcext:value-type="float">
            <text:p>87,6402436586187</text:p>
          </table:table-cell>
          <table:table-cell table:formula="of:=([.J4]+[.L4]+[.K3]+[.K5])/4" office:value-type="float" office:value="87.4444696670998" calcext:value-type="float">
            <text:p>87,4444696670998</text:p>
          </table:table-cell>
          <table:table-cell table:formula="of:=([.K4]+[.M4]+[.L3]+[.L5])/4" office:value-type="float" office:value="87.1071412043719" calcext:value-type="float">
            <text:p>87,1071412043719</text:p>
          </table:table-cell>
          <table:table-cell office:value-type="float" office:value="85.29" calcext:value-type="float">
            <text:p>85,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([.B5]+[.D5]+[.C4]+[.C6])/4" office:value-type="float" office:value="96.1018671411082" calcext:value-type="float">
            <text:p>96,1018671411082</text:p>
          </table:table-cell>
          <table:table-cell table:formula="of:=([.C5]+[.E5]+[.D4]+[.D6])/4" office:value-type="float" office:value="92.433310925533" calcext:value-type="float">
            <text:p>92,433310925533</text:p>
          </table:table-cell>
          <table:table-cell table:formula="of:=([.D5]+[.F5]+[.E4]+[.E6])/4" office:value-type="float" office:value="89.1733448584457" calcext:value-type="float">
            <text:p>89,1733448584457</text:p>
          </table:table-cell>
          <table:table-cell table:formula="of:=([.E5]+[.G5]+[.F4]+[.F6])/4" office:value-type="float" office:value="86.4354763260581" calcext:value-type="float">
            <text:p>86,4354763260581</text:p>
          </table:table-cell>
          <table:table-cell table:formula="of:=([.F5]+[.H5]+[.G4]+[.G6])/4" office:value-type="float" office:value="84.2723313079082" calcext:value-type="float">
            <text:p>84,2723313079082</text:p>
          </table:table-cell>
          <table:table-cell table:formula="of:=([.G5]+[.I5]+[.H4]+[.H6])/4" office:value-type="float" office:value="82.6934126231356" calcext:value-type="float">
            <text:p>82,6934126231356</text:p>
          </table:table-cell>
          <table:table-cell table:formula="of:=([.H5]+[.J5]+[.I4]+[.I6])/4" office:value-type="float" office:value="81.6839685668382" calcext:value-type="float">
            <text:p>81,6839685668382</text:p>
          </table:table-cell>
          <table:table-cell table:formula="of:=([.I5]+[.K5]+[.J4]+[.J6])/4" office:value-type="float" office:value="81.2313045928599" calcext:value-type="float">
            <text:p>81,2313045928599</text:p>
          </table:table-cell>
          <table:table-cell table:formula="of:=([.J5]+[.L5]+[.K4]+[.K6])/4" office:value-type="float" office:value="81.3659242376955" calcext:value-type="float">
            <text:p>81,3659242376955</text:p>
          </table:table-cell>
          <table:table-cell table:formula="of:=([.K5]+[.M4]+[.L4]+[.L6])/4" office:value-type="float" office:value="82.3264365472197" calcext:value-type="float">
            <text:p>82,3264365472197</text:p>
          </table:table-cell>
          <table:table-cell office:value-type="float" office:value="77.62" calcext:value-type="float">
            <text:p>77,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([.B6]+[.D6]+[.C5]+[.C7])/4" office:value-type="float" office:value="94.4685651125828" calcext:value-type="float">
            <text:p>94,4685651125828</text:p>
          </table:table-cell>
          <table:table-cell table:formula="of:=([.C6]+[.E6]+[.D5]+[.D7])/4" office:value-type="float" office:value="89.3059292616591" calcext:value-type="float">
            <text:p>89,3059292616591</text:p>
          </table:table-cell>
          <table:table-cell table:formula="of:=([.D6]+[.F6]+[.E5]+[.E7])/4" office:value-type="float" office:value="84.7823532416347" calcext:value-type="float">
            <text:p>84,7823532416347</text:p>
          </table:table-cell>
          <table:table-cell table:formula="of:=([.E6]+[.G6]+[.F5]+[.F7])/4" office:value-type="float" office:value="81.0455377170284" calcext:value-type="float">
            <text:p>81,0455377170284</text:p>
          </table:table-cell>
          <table:table-cell table:formula="of:=([.F6]+[.H6]+[.G5]+[.G7])/4" office:value-type="float" office:value="78.1447158334211" calcext:value-type="float">
            <text:p>78,1447158334211</text:p>
          </table:table-cell>
          <table:table-cell table:formula="of:=([.G6]+[.I6]+[.H5]+[.H7])/4" office:value-type="float" office:value="76.0666127524443" calcext:value-type="float">
            <text:p>76,0666127524443</text:p>
          </table:table-cell>
          <table:table-cell table:formula="of:=([.H6]+[.J6]+[.I5]+[.I7])/4" office:value-type="float" office:value="74.7732509549874" calcext:value-type="float">
            <text:p>74,7732509549874</text:p>
          </table:table-cell>
          <table:table-cell table:formula="of:=([.I6]+[.K6]+[.J5]+[.J7])/4" office:value-type="float" office:value="74.2359178941578" calcext:value-type="float">
            <text:p>74,2359178941578</text:p>
          </table:table-cell>
          <table:table-cell table:formula="of:=([.J6]+[.L6]+[.K5]+[.K7])/4" office:value-type="float" office:value="74.4636851208006" calcext:value-type="float">
            <text:p>74,4636851208006</text:p>
          </table:table-cell>
          <table:table-cell table:formula="of:=([.K6]+[.M5]+[.L5]+[.L7])/4" office:value-type="float" office:value="75.5447649731507" calcext:value-type="float">
            <text:p>75,5447649731507</text:p>
          </table:table-cell>
          <table:table-cell office:value-type="float" office:value="69.59" calcext:value-type="float">
            <text:p>69,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([.B7]+[.D7]+[.C6]+[.C8])/4" office:value-type="float" office:value="92.4699044604903" calcext:value-type="float">
            <text:p>92,4699044604903</text:p>
          </table:table-cell>
          <table:table-cell table:formula="of:=([.C7]+[.E7]+[.D6]+[.D8])/4" office:value-type="float" office:value="85.5409805295607" calcext:value-type="float">
            <text:p>85,5409805295607</text:p>
          </table:table-cell>
          <table:table-cell table:formula="of:=([.D7]+[.F7]+[.E6]+[.E8])/4" office:value-type="float" office:value="79.6046011294058" calcext:value-type="float">
            <text:p>79,6046011294058</text:p>
          </table:table-cell>
          <table:table-cell table:formula="of:=([.E7]+[.G7]+[.F6]+[.F8])/4" office:value-type="float" office:value="74.8221455962461" calcext:value-type="float">
            <text:p>74,8221455962461</text:p>
          </table:table-cell>
          <table:table-cell table:formula="of:=([.F7]+[.H7]+[.G6]+[.G8])/4" office:value-type="float" office:value="71.195334683696" calcext:value-type="float">
            <text:p>71,195334683696</text:p>
          </table:table-cell>
          <table:table-cell table:formula="of:=([.G7]+[.I7]+[.H6]+[.H8])/4" office:value-type="float" office:value="68.6576355328915" calcext:value-type="float">
            <text:p>68,6576355328915</text:p>
          </table:table-cell>
          <table:table-cell table:formula="of:=([.H7]+[.J7]+[.I6]+[.I8])/4" office:value-type="float" office:value="67.1105554533195" calcext:value-type="float">
            <text:p>67,1105554533195</text:p>
          </table:table-cell>
          <table:table-cell table:formula="of:=([.I7]+[.K7]+[.J6]+[.J8])/4" office:value-type="float" office:value="66.4777615309095" calcext:value-type="float">
            <text:p>66,4777615309095</text:p>
          </table:table-cell>
          <table:table-cell table:formula="of:=([.J7]+[.L7]+[.K6]+[.K8])/4" office:value-type="float" office:value="66.7089307059385" calcext:value-type="float">
            <text:p>66,7089307059385</text:p>
          </table:table-cell>
          <table:table-cell table:formula="of:=([.K7]+[.M6]+[.L6]+[.L8])/4" office:value-type="float" office:value="67.7721939783732" calcext:value-type="float">
            <text:p>67,7721939783732</text:p>
          </table:table-cell>
          <table:table-cell office:value-type="float" office:value="61.11" calcext:value-type="float">
            <text:p>61,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([.B8]+[.D8]+[.C7]+[.C9])/4" office:value-type="float" office:value="89.8725493861144" calcext:value-type="float">
            <text:p>89,8725493861144</text:p>
          </table:table-cell>
          <table:table-cell table:formula="of:=([.C8]+[.E8]+[.D7]+[.D9])/4" office:value-type="float" office:value="80.784179082189" calcext:value-type="float">
            <text:p>80,784179082189</text:p>
          </table:table-cell>
          <table:table-cell table:formula="of:=([.D8]+[.F8]+[.E7]+[.E9])/4" office:value-type="float" office:value="73.2748578602338" calcext:value-type="float">
            <text:p>73,2748578602338</text:p>
          </table:table-cell>
          <table:table-cell table:formula="of:=([.E8]+[.G8]+[.F7]+[.F9])/4" office:value-type="float" office:value="67.4473380168998" calcext:value-type="float">
            <text:p>67,4473380168998</text:p>
          </table:table-cell>
          <table:table-cell table:formula="of:=([.F8]+[.H8]+[.G7]+[.G9])/4" office:value-type="float" office:value="63.1752522457902" calcext:value-type="float">
            <text:p>63,1752522457902</text:p>
          </table:table-cell>
          <table:table-cell table:formula="of:=([.G8]+[.I8]+[.H7]+[.H9])/4" office:value-type="float" office:value="60.2696199418547" calcext:value-type="float">
            <text:p>60,2696199418547</text:p>
          </table:table-cell>
          <table:table-cell table:formula="of:=([.H8]+[.J8]+[.I7]+[.I9])/4" office:value-type="float" office:value="58.5421750853505" calcext:value-type="float">
            <text:p>58,5421750853505</text:p>
          </table:table-cell>
          <table:table-cell table:formula="of:=([.I8]+[.K8]+[.J7]+[.J9])/4" office:value-type="float" office:value="57.8599196817548" calcext:value-type="float">
            <text:p>57,8599196817548</text:p>
          </table:table-cell>
          <table:table-cell table:formula="of:=([.J8]+[.L8]+[.K7]+[.K9])/4" office:value-type="float" office:value="58.1236854336431" calcext:value-type="float">
            <text:p>58,1236854336431</text:p>
          </table:table-cell>
          <table:table-cell table:formula="of:=([.K8]+[.M7]+[.L7]+[.L9])/4" office:value-type="float" office:value="59.2499238989665" calcext:value-type="float">
            <text:p>59,2499238989665</text:p>
          </table:table-cell>
          <table:table-cell office:value-type="float" office:value="52.12" calcext:value-type="float">
            <text:p>52,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B9]+[.D9]+[.C8]+[.C10])/4" office:value-type="float" office:value="86.2414947981645" calcext:value-type="float">
            <text:p>86,2414947981645</text:p>
          </table:table-cell>
          <table:table-cell table:formula="of:=([.C9]+[.E9]+[.D8]+[.D10])/4" office:value-type="float" office:value="74.4508786670184" calcext:value-type="float">
            <text:p>74,4508786670184</text:p>
          </table:table-cell>
          <table:table-cell table:formula="of:=([.D9]+[.F9]+[.E8]+[.E10])/4" office:value-type="float" office:value="65.2652738892261" calcext:value-type="float">
            <text:p>65,2652738892261</text:p>
          </table:table-cell>
          <table:table-cell table:formula="of:=([.E9]+[.G9]+[.F8]+[.F10])/4" office:value-type="float" office:value="58.5201739575511" calcext:value-type="float">
            <text:p>58,5201739575511</text:p>
          </table:table-cell>
          <table:table-cell table:formula="of:=([.F9]+[.H9]+[.G8]+[.G10])/4" office:value-type="float" office:value="53.7996340797364" calcext:value-type="float">
            <text:p>53,7996340797364</text:p>
          </table:table-cell>
          <table:table-cell table:formula="of:=([.G9]+[.I9]+[.H8]+[.H10])/4" office:value-type="float" office:value="50.7052500608504" calcext:value-type="float">
            <text:p>50,7052500608504</text:p>
          </table:table-cell>
          <table:table-cell table:formula="of:=([.H9]+[.J9]+[.I8]+[.I10])/4" office:value-type="float" office:value="48.9367009283625" calcext:value-type="float">
            <text:p>48,9367009283625</text:p>
          </table:table-cell>
          <table:table-cell table:formula="of:=([.I9]+[.K9]+[.J8]+[.J10])/4" office:value-type="float" office:value="48.2979295682003" calcext:value-type="float">
            <text:p>48,2979295682003</text:p>
          </table:table-cell>
          <table:table-cell table:formula="of:=([.J9]+[.L9]+[.K8]+[.K10])/4" office:value-type="float" office:value="48.6775785918589" calcext:value-type="float">
            <text:p>48,6775785918589</text:p>
          </table:table-cell>
          <table:table-cell table:formula="of:=([.K9]+[.M8]+[.L8]+[.L10])/4" office:value-type="float" office:value="49.995712713376" calcext:value-type="float">
            <text:p>49,995712713376</text:p>
          </table:table-cell>
          <table:table-cell office:value-type="float" office:value="42.58" calcext:value-type="float">
            <text:p>4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B10]+[.D10]+[.C9]+[.C11])/4" office:value-type="float" office:value="80.645024107346" calcext:value-type="float">
            <text:p>80,645024107346</text:p>
          </table:table-cell>
          <table:table-cell table:formula="of:=([.C10]+[.E10]+[.D9]+[.D11])/4" office:value-type="float" office:value="65.513386377832" calcext:value-type="float">
            <text:p>65,513386377832</text:p>
          </table:table-cell>
          <table:table-cell table:formula="of:=([.D10]+[.F10]+[.E9]+[.E11])/4" office:value-type="float" office:value="54.816620613436" calcext:value-type="float">
            <text:p>54,816620613436</text:p>
          </table:table-cell>
          <table:table-cell table:formula="of:=([.E10]+[.G10]+[.F9]+[.F11])/4" office:value-type="float" office:value="47.5711158920632" calcext:value-type="float">
            <text:p>47,5711158920632</text:p>
          </table:table-cell>
          <table:table-cell table:formula="of:=([.F10]+[.H10]+[.G9]+[.G11])/4" office:value-type="float" office:value="42.8037640628613" calcext:value-type="float">
            <text:p>42,8037640628613</text:p>
          </table:table-cell>
          <table:table-cell table:formula="of:=([.G10]+[.I10]+[.H9]+[.H11])/4" office:value-type="float" office:value="39.8228281489616" calcext:value-type="float">
            <text:p>39,8228281489616</text:p>
          </table:table-cell>
          <table:table-cell table:formula="of:=([.H10]+[.J10]+[.I9]+[.I11])/4" office:value-type="float" office:value="38.2030230510125" calcext:value-type="float">
            <text:p>38,2030230510125</text:p>
          </table:table-cell>
          <table:table-cell table:formula="of:=([.I10]+[.K10]+[.J9]+[.J11])/4" office:value-type="float" office:value="37.7188089049254" calcext:value-type="float">
            <text:p>37,7188089049254</text:p>
          </table:table-cell>
          <table:table-cell table:formula="of:=([.J10]+[.L10]+[.K9]+[.K11])/4" office:value-type="float" office:value="38.2948207481357" calcext:value-type="float">
            <text:p>38,2948207481357</text:p>
          </table:table-cell>
          <table:table-cell table:formula="of:=([.K10]+[.M9]+[.L9]+[.L11])/4" office:value-type="float" office:value="39.9382187347881" calcext:value-type="float">
            <text:p>39,9382187347881</text:p>
          </table:table-cell>
          <table:table-cell office:value-type="float" office:value="32.51" calcext:value-type="float">
            <text:p>32,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B11]+[.D11]+[.C10]+[.C12])/4" office:value-type="float" office:value="70.8303147153211" calcext:value-type="float">
            <text:p>70,8303147153211</text:p>
          </table:table-cell>
          <table:table-cell table:formula="of:=([.C11]+[.E11]+[.D10]+[.D12])/4" office:value-type="float" office:value="52.1433211437072" calcext:value-type="float">
            <text:p>52,1433211437072</text:p>
          </table:table-cell>
          <table:table-cell table:formula="of:=([.D11]+[.F11]+[.E10]+[.E12])/4" office:value-type="float" office:value="40.9190087181055" calcext:value-type="float">
            <text:p>40,9190087181055</text:p>
          </table:table-cell>
          <table:table-cell table:formula="of:=([.E11]+[.G11]+[.F10]+[.F12])/4" office:value-type="float" office:value="34.1446872262128" calcext:value-type="float">
            <text:p>34,1446872262128</text:p>
          </table:table-cell>
          <table:table-cell table:formula="of:=([.F11]+[.H11]+[.G10]+[.G12])/4" office:value-type="float" office:value="30.0220075975481" calcext:value-type="float">
            <text:p>30,0220075975481</text:p>
          </table:table-cell>
          <table:table-cell table:formula="of:=([.G11]+[.I11]+[.H10]+[.H12])/4" office:value-type="float" office:value="27.5832070460804" calcext:value-type="float">
            <text:p>27,5832070460804</text:p>
          </table:table-cell>
          <table:table-cell table:formula="of:=([.H11]+[.J11]+[.I10]+[.I12])/4" office:value-type="float" office:value="26.3352106908926" calcext:value-type="float">
            <text:p>26,3352106908926</text:p>
          </table:table-cell>
          <table:table-cell table:formula="of:=([.I11]+[.K11]+[.J10]+[.J12])/4" office:value-type="float" office:value="26.079462252353" calcext:value-type="float">
            <text:p>26,079462252353</text:p>
          </table:table-cell>
          <table:table-cell table:formula="of:=([.J11]+[.L11]+[.K10]+[.K12])/4" office:value-type="float" office:value="26.8459652390274" calcext:value-type="float">
            <text:p>26,8459652390274</text:p>
          </table:table-cell>
          <table:table-cell table:formula="of:=([.K11]+[.M10]+[.L10]+[.L12])/4" office:value-type="float" office:value="28.8840706744105" calcext:value-type="float">
            <text:p>28,8840706744105</text:p>
          </table:table-cell>
          <table:table-cell office:value-type="float" office:value="21.97" calcext:value-type="float">
            <text:p>21,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B12]+[.D12]+[.C11]+[.C13])/4" office:value-type="float" office:value="50.5347140055817" calcext:value-type="float">
            <text:p>50,5347140055817</text:p>
          </table:table-cell>
          <table:table-cell table:formula="of:=([.C12]+[.E12]+[.D11]+[.D13])/4" office:value-type="float" office:value="31.3123286003735" calcext:value-type="float">
            <text:p>31,3123286003735</text:p>
          </table:table-cell>
          <table:table-cell table:formula="of:=([.D12]+[.F12]+[.E11]+[.E13])/4" office:value-type="float" office:value="22.5743536539599" calcext:value-type="float">
            <text:p>22,5743536539599</text:p>
          </table:table-cell>
          <table:table-cell table:formula="of:=([.E12]+[.G12]+[.F11]+[.F13])/4" office:value-type="float" office:value="18.0691717986488" calcext:value-type="float">
            <text:p>18,0691717986488</text:p>
          </table:table-cell>
          <table:table-cell table:formula="of:=([.F12]+[.H12]+[.G11]+[.G13])/4" office:value-type="float" office:value="15.5596749305994" calcext:value-type="float">
            <text:p>15,5596749305994</text:p>
          </table:table-cell>
          <table:table-cell table:formula="of:=([.G12]+[.I12]+[.H11]+[.H13])/4" office:value-type="float" office:value="14.1536798805902" calcext:value-type="float">
            <text:p>14,1536798805902</text:p>
          </table:table-cell>
          <table:table-cell table:formula="of:=([.H12]+[.J12]+[.I11]+[.I13])/4" office:value-type="float" office:value="13.4765502360612" calcext:value-type="float">
            <text:p>13,4765502360612</text:p>
          </table:table-cell>
          <table:table-cell table:formula="of:=([.I12]+[.K12]+[.J11]+[.J13])/4" office:value-type="float" office:value="13.4200884007694" calcext:value-type="float">
            <text:p>13,4200884007694</text:p>
          </table:table-cell>
          <table:table-cell table:formula="of:=([.J12]+[.L12]+[.K11]+[.K13])/4" office:value-type="float" office:value="14.1272258830006" calcext:value-type="float">
            <text:p>14,1272258830006</text:p>
          </table:table-cell>
          <table:table-cell table:formula="of:=([.K12]+[.M11]+[.L11]+[.L13])/4" office:value-type="float" office:value="16.2446784546868" calcext:value-type="float">
            <text:p>16,2446784546868</text:p>
          </table:table-cell>
          <table:table-cell office:value-type="float" office:value="11.08" calcext:value-type="float">
            <text:p>11,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Лист3" table:style-name="ta1">
        <table:shapes>
          <draw:frame draw:z-index="0" draw:style-name="gr1" draw:text-style-name="P1" svg:width="15.999cm" svg:height="8.999cm" svg:x="13.891cm" svg:y="0.1cm">
            <draw:object draw:notify-on-update-of-ranges="Лист3.A1:Лист3.A1 Лист3.A2:Лист3.A14 Лист3.B1:Лист3.B1 Лист3.B2:Лист3.B14 Лист3.C1:Лист3.C1 Лист3.C2:Лист3.C14 Лист3.D1:Лист3.D1 Лист3.D2:Лист3.D14 Лист3.E1:Лист3.E1 Лист3.E2:Лист3.E14 Лист3.F1:Лист3.F1 Лист3.F2:Лист3.F14 Лист3.G1:Лист3.G1 Лист3.G2:Лист3.G14 Лист3.H1:Лист3.H1 Лист3.H2:Лист3.H14 Лист3.I1:Лист3.I1 Лист3.I2:Лист3.I14 Лист3.J1:Лист3.J1 Лист3.J2:Лист3.J14 Лист3.K1:Лист3.K1 Лист3.K2:Лист3.K14 Лист3.L1:Лист3.L1 Лист3.L2:Лист3.L14 Лист3.M1:Лист3.M1 Лист3.M2:Лист3.M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$B14]" office:value-type="float" office:value="0" calcext:value-type="float">
            <text:p>0</text:p>
          </table:table-cell>
          <table:table-cell table:formula="of:=[.$B14]" office:value-type="float" office:value="0" calcext:value-type="float">
            <text:p>0</text:p>
          </table:table-cell>
          <table:table-cell table:formula="of:=[.$B14]" office:value-type="float" office:value="0" calcext:value-type="float">
            <text:p>0</text:p>
          </table:table-cell>
          <table:table-cell table:formula="of:=[.$B14]" office:value-type="float" office:value="0" calcext:value-type="float">
            <text:p>0</text:p>
          </table:table-cell>
          <table:table-cell table:formula="of:=[.$B14]" office:value-type="float" office:value="0" calcext:value-type="float">
            <text:p>0</text:p>
          </table:table-cell>
          <table:table-cell table:formula="of:=[.$B14]" office:value-type="float" office:value="0" calcext:value-type="float">
            <text:p>0</text:p>
          </table:table-cell>
          <table:table-cell table:formula="of:=[.$B14]" office:value-type="float" office:value="0" calcext:value-type="float">
            <text:p>0</text:p>
          </table:table-cell>
          <table:table-cell table:formula="of:=[.$B14]" office:value-type="float" office:value="0" calcext:value-type="float">
            <text:p>0</text:p>
          </table:table-cell>
          <table:table-cell table:formula="of:=[.$B14]" office:value-type="float" office:value="0" calcext:value-type="float">
            <text:p>0</text:p>
          </table:table-cell>
          <table:table-cell table:formula="of:=[.$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12]" office:value-type="float" office:value="0" calcext:value-type="float">
            <text:p>0</text:p>
          </table:table-cell>
          <table:table-cell table:formula="of:=([.B5]+[.D3]+[.C2]+[.C4])/4" office:value-type="float" office:value="0.00406354418859389" calcext:value-type="float">
            <text:p>0,00406354418859389</text:p>
          </table:table-cell>
          <table:table-cell table:formula="of:=([.C3]+[.E3]+[.D2]+[.D4])/4" office:value-type="float" office:value="0.00666672719211464" calcext:value-type="float">
            <text:p>0,00666672719211464</text:p>
          </table:table-cell>
          <table:table-cell table:formula="of:=([.D3]+[.F3]+[.E2]+[.E4])/4" office:value-type="float" office:value="0.00810913353658441" calcext:value-type="float">
            <text:p>0,00810913353658441</text:p>
          </table:table-cell>
          <table:table-cell table:formula="of:=([.E3]+[.G3]+[.F2]+[.F4])/4" office:value-type="float" office:value="0.00949342517055385" calcext:value-type="float">
            <text:p>0,00949342517055385</text:p>
          </table:table-cell>
          <table:table-cell table:formula="of:=([.F3]+[.H3]+[.G2]+[.G4])/4" office:value-type="float" office:value="0.0101848990910876" calcext:value-type="float">
            <text:p>0,0101848990910876</text:p>
          </table:table-cell>
          <table:table-cell table:formula="of:=([.G3]+[.I3]+[.H2]+[.H4])/4" office:value-type="float" office:value="0.0106074691174974" calcext:value-type="float">
            <text:p>0,0106074691174974</text:p>
          </table:table-cell>
          <table:table-cell table:formula="of:=([.H3]+[.J3]+[.I2]+[.I4])/4" office:value-type="float" office:value="0.0096772012603894" calcext:value-type="float">
            <text:p>0,0096772012603894</text:p>
          </table:table-cell>
          <table:table-cell table:formula="of:=([.I3]+[.K3]+[.J2]+[.J4])/4" office:value-type="float" office:value="0.00814065697977097" calcext:value-type="float">
            <text:p>0,00814065697977097</text:p>
          </table:table-cell>
          <table:table-cell table:formula="of:=([.J3]+[.L3]+[.K2]+[.K4])/4" office:value-type="float" office:value="0.00605003396003095" calcext:value-type="float">
            <text:p>0,00605003396003095</text:p>
          </table:table-cell>
          <table:table-cell table:formula="of:=([.K3]+[.M3]+[.L2]+[.L4])/4" office:value-type="float" office:value="0.00366532453799373" calcext:value-type="float">
            <text:p>0,00366532453799373</text:p>
          </table:table-cell>
          <table:table-cell table:formula="of:=[.$L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13]" office:value-type="float" office:value="0" calcext:value-type="float">
            <text:p>0</text:p>
          </table:table-cell>
          <table:table-cell table:formula="of:=([.B5]+[.D4]+[.C3]+[.C5])/4" office:value-type="float" office:value="0.00670587639654083" calcext:value-type="float">
            <text:p>0,00670587639654083</text:p>
          </table:table-cell>
          <table:table-cell table:formula="of:=([.C4]+[.E4]+[.D3]+[.D5])/4" office:value-type="float" office:value="0.0113428608304247" calcext:value-type="float">
            <text:p>0,0113428608304247</text:p>
          </table:table-cell>
          <table:table-cell table:formula="of:=([.D4]+[.F4]+[.E3]+[.E5])/4" office:value-type="float" office:value="0.0141215471515891" calcext:value-type="float">
            <text:p>0,0141215471515891</text:p>
          </table:table-cell>
          <table:table-cell table:formula="of:=([.E4]+[.G4]+[.F3]+[.F5])/4" office:value-type="float" office:value="0.0156326248731465" calcext:value-type="float">
            <text:p>0,0156326248731465</text:p>
          </table:table-cell>
          <table:table-cell table:formula="of:=([.F4]+[.H4]+[.G3]+[.G5])/4" office:value-type="float" office:value="0.0165321778720038" calcext:value-type="float">
            <text:p>0,0165321778720038</text:p>
          </table:table-cell>
          <table:table-cell table:formula="of:=([.G4]+[.I4]+[.H3]+[.H5])/4" office:value-type="float" office:value="0.0172094103784175" calcext:value-type="float">
            <text:p>0,0172094103784175</text:p>
          </table:table-cell>
          <table:table-cell table:formula="of:=([.H4]+[.J4]+[.I3]+[.I5])/4" office:value-type="float" office:value="0.0157322418749837" calcext:value-type="float">
            <text:p>0,0157322418749837</text:p>
          </table:table-cell>
          <table:table-cell table:formula="of:=([.I4]+[.K4]+[.J3]+[.J5])/4" office:value-type="float" office:value="0.0137621136934364" calcext:value-type="float">
            <text:p>0,0137621136934364</text:p>
          </table:table-cell>
          <table:table-cell table:formula="of:=([.J4]+[.L4]+[.K3]+[.K5])/4" office:value-type="float" office:value="0.0105681032739851" calcext:value-type="float">
            <text:p>0,0105681032739851</text:p>
          </table:table-cell>
          <table:table-cell table:formula="of:=([.K4]+[.M4]+[.L3]+[.L5])/4" office:value-type="float" office:value="0.00604497663679151" calcext:value-type="float">
            <text:p>0,00604497663679151</text:p>
          </table:table-cell>
          <table:table-cell table:formula="of:=[.$L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14]" office:value-type="float" office:value="0" calcext:value-type="float">
            <text:p>0</text:p>
          </table:table-cell>
          <table:table-cell table:formula="of:=([.B6]+[.D5]+[.C4]+[.C6])/4" office:value-type="float" office:value="0.00830958840989073" calcext:value-type="float">
            <text:p>0,00830958840989073</text:p>
          </table:table-cell>
          <table:table-cell table:formula="of:=([.C5]+[.E5]+[.D4]+[.D6])/4" office:value-type="float" office:value="0.0137962993645728" calcext:value-type="float">
            <text:p>0,0137962993645728</text:p>
          </table:table-cell>
          <table:table-cell table:formula="of:=([.D5]+[.F5]+[.E4]+[.E6])/4" office:value-type="float" office:value="0.0174390645041829" calcext:value-type="float">
            <text:p>0,0174390645041829</text:p>
          </table:table-cell>
          <table:table-cell table:formula="of:=([.E5]+[.G5]+[.F4]+[.F6])/4" office:value-type="float" office:value="0.0193649995177283" calcext:value-type="float">
            <text:p>0,0193649995177283</text:p>
          </table:table-cell>
          <table:table-cell table:formula="of:=([.F5]+[.H5]+[.G4]+[.G6])/4" office:value-type="float" office:value="0.0207730277829287" calcext:value-type="float">
            <text:p>0,0207730277829287</text:p>
          </table:table-cell>
          <table:table-cell table:formula="of:=([.G5]+[.I5]+[.H4]+[.H6])/4" office:value-type="float" office:value="0.0210687294975845" calcext:value-type="float">
            <text:p>0,0210687294975845</text:p>
          </table:table-cell>
          <table:table-cell table:formula="of:=([.H5]+[.J5]+[.I4]+[.I6])/4" office:value-type="float" office:value="0.0202887778315346" calcext:value-type="float">
            <text:p>0,0202887778315346</text:p>
          </table:table-cell>
          <table:table-cell table:formula="of:=([.I5]+[.K5]+[.J4]+[.J6])/4" office:value-type="float" office:value="0.0181193686593979" calcext:value-type="float">
            <text:p>0,0181193686593979</text:p>
          </table:table-cell>
          <table:table-cell table:formula="of:=([.J5]+[.L5]+[.K4]+[.K6])/4" office:value-type="float" office:value="0.0146732647674298" calcext:value-type="float">
            <text:p>0,0146732647674298</text:p>
          </table:table-cell>
          <table:table-cell table:formula="of:=([.K5]+[.M4]+[.L4]+[.L6])/4" office:value-type="float" office:value="0.00897428090237573" calcext:value-type="float">
            <text:p>0,00897428090237573</text:p>
          </table:table-cell>
          <table:table-cell table:formula="of:=[.$L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15]" office:value-type="float" office:value="0" calcext:value-type="float">
            <text:p>0</text:p>
          </table:table-cell>
          <table:table-cell table:formula="of:=([.B7]+[.D6]+[.C5]+[.C7])/4" office:value-type="float" office:value="0.00987467096660305" calcext:value-type="float">
            <text:p>0,00987467096660305</text:p>
          </table:table-cell>
          <table:table-cell table:formula="of:=([.C6]+[.E6]+[.D5]+[.D7])/4" office:value-type="float" office:value="0.015522438731468" calcext:value-type="float">
            <text:p>0,015522438731468</text:p>
          </table:table-cell>
          <table:table-cell table:formula="of:=([.D6]+[.F6]+[.E5]+[.E7])/4" office:value-type="float" office:value="0.0194529259504734" calcext:value-type="float">
            <text:p>0,0194529259504734</text:p>
          </table:table-cell>
          <table:table-cell table:formula="of:=([.E6]+[.G6]+[.F5]+[.F7])/4" office:value-type="float" office:value="0.0214776226171153" calcext:value-type="float">
            <text:p>0,0214776226171153</text:p>
          </table:table-cell>
          <table:table-cell table:formula="of:=([.F6]+[.H6]+[.G5]+[.G7])/4" office:value-type="float" office:value="0.0227586213379564" calcext:value-type="float">
            <text:p>0,0227586213379564</text:p>
          </table:table-cell>
          <table:table-cell table:formula="of:=([.G6]+[.I6]+[.H5]+[.H7])/4" office:value-type="float" office:value="0.0228603632349137" calcext:value-type="float">
            <text:p>0,0228603632349137</text:p>
          </table:table-cell>
          <table:table-cell table:formula="of:=([.H6]+[.J6]+[.I5]+[.I7])/4" office:value-type="float" office:value="0.0224438059487589" calcext:value-type="float">
            <text:p>0,0224438059487589</text:p>
          </table:table-cell>
          <table:table-cell table:formula="of:=([.I6]+[.K6]+[.J5]+[.J7])/4" office:value-type="float" office:value="0.0208666937110319" calcext:value-type="float">
            <text:p>0,0208666937110319</text:p>
          </table:table-cell>
          <table:table-cell table:formula="of:=([.J6]+[.L6]+[.K5]+[.K7])/4" office:value-type="float" office:value="0.0170585246787984" calcext:value-type="float">
            <text:p>0,0170585246787984</text:p>
          </table:table-cell>
          <table:table-cell table:formula="of:=([.K6]+[.M5]+[.L5]+[.L7])/4" office:value-type="float" office:value="0.0107634588131776" calcext:value-type="float">
            <text:p>0,0107634588131776</text:p>
          </table:table-cell>
          <table:table-cell table:formula="of:=[.$L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16]" office:value-type="float" office:value="0" calcext:value-type="float">
            <text:p>0</text:p>
          </table:table-cell>
          <table:table-cell table:formula="of:=([.B8]+[.D7]+[.C6]+[.C8])/4" office:value-type="float" office:value="0.0101536357048413" calcext:value-type="float">
            <text:p>0,0101536357048413</text:p>
          </table:table-cell>
          <table:table-cell table:formula="of:=([.C7]+[.E7]+[.D6]+[.D8])/4" office:value-type="float" office:value="0.0160385805110076" calcext:value-type="float">
            <text:p>0,0160385805110076</text:p>
          </table:table-cell>
          <table:table-cell table:formula="of:=([.D7]+[.F7]+[.E6]+[.E8])/4" office:value-type="float" office:value="0.0194715574062785" calcext:value-type="float">
            <text:p>0,0194715574062785</text:p>
          </table:table-cell>
          <table:table-cell table:formula="of:=([.E7]+[.G7]+[.F6]+[.F8])/4" office:value-type="float" office:value="0.0214285050263578" calcext:value-type="float">
            <text:p>0,0214285050263578</text:p>
          </table:table-cell>
          <table:table-cell table:formula="of:=([.F7]+[.H7]+[.G6]+[.G8])/4" office:value-type="float" office:value="0.0228205348796907" calcext:value-type="float">
            <text:p>0,0228205348796907</text:p>
          </table:table-cell>
          <table:table-cell table:formula="of:=([.G7]+[.I7]+[.H6]+[.H8])/4" office:value-type="float" office:value="0.0232263896339872" calcext:value-type="float">
            <text:p>0,0232263896339872</text:p>
          </table:table-cell>
          <table:table-cell table:formula="of:=([.H7]+[.J7]+[.I6]+[.I8])/4" office:value-type="float" office:value="0.023164940276287" calcext:value-type="float">
            <text:p>0,023164940276287</text:p>
          </table:table-cell>
          <table:table-cell table:formula="of:=([.I7]+[.K7]+[.J6]+[.J8])/4" office:value-type="float" office:value="0.0220140196984982" calcext:value-type="float">
            <text:p>0,0220140196984982</text:p>
          </table:table-cell>
          <table:table-cell table:formula="of:=([.J7]+[.L7]+[.K6]+[.K8])/4" office:value-type="float" office:value="0.0187414371300733" calcext:value-type="float">
            <text:p>0,0187414371300733</text:p>
          </table:table-cell>
          <table:table-cell table:formula="of:=([.K7]+[.M6]+[.L6]+[.L8])/4" office:value-type="float" office:value="0.0117299105265803" calcext:value-type="float">
            <text:p>0,0117299105265803</text:p>
          </table:table-cell>
          <table:table-cell table:formula="of:=[.$L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17]" office:value-type="float" office:value="0" calcext:value-type="float">
            <text:p>0</text:p>
          </table:table-cell>
          <table:table-cell table:formula="of:=([.B9]+[.D8]+[.C7]+[.C9])/4" office:value-type="float" office:value="0.0105042230652931" calcext:value-type="float">
            <text:p>0,0105042230652931</text:p>
          </table:table-cell>
          <table:table-cell table:formula="of:=([.C8]+[.E8]+[.D7]+[.D9])/4" office:value-type="float" office:value="0.0164458576863939" calcext:value-type="float">
            <text:p>0,0164458576863939</text:p>
          </table:table-cell>
          <table:table-cell table:formula="of:=([.D8]+[.F8]+[.E7]+[.E9])/4" office:value-type="float" office:value="0.0195967257261804" calcext:value-type="float">
            <text:p>0,0195967257261804</text:p>
          </table:table-cell>
          <table:table-cell table:formula="of:=([.E8]+[.G8]+[.F7]+[.F9])/4" office:value-type="float" office:value="0.0212274387060557" calcext:value-type="float">
            <text:p>0,0212274387060557</text:p>
          </table:table-cell>
          <table:table-cell table:formula="of:=([.F8]+[.H8]+[.G7]+[.G9])/4" office:value-type="float" office:value="0.0222126868691043" calcext:value-type="float">
            <text:p>0,0222126868691043</text:p>
          </table:table-cell>
          <table:table-cell table:formula="of:=([.G8]+[.I8]+[.H7]+[.H9])/4" office:value-type="float" office:value="0.0224253055196223" calcext:value-type="float">
            <text:p>0,0224253055196223</text:p>
          </table:table-cell>
          <table:table-cell table:formula="of:=([.H8]+[.J8]+[.I7]+[.I9])/4" office:value-type="float" office:value="0.0222964136312181" calcext:value-type="float">
            <text:p>0,0222964136312181</text:p>
          </table:table-cell>
          <table:table-cell table:formula="of:=([.I8]+[.K8]+[.J7]+[.J9])/4" office:value-type="float" office:value="0.0211592112270158" calcext:value-type="float">
            <text:p>0,0211592112270158</text:p>
          </table:table-cell>
          <table:table-cell table:formula="of:=([.J8]+[.L8]+[.K7]+[.K9])/4" office:value-type="float" office:value="0.0176983077864166" calcext:value-type="float">
            <text:p>0,0176983077864166</text:p>
          </table:table-cell>
          <table:table-cell table:formula="of:=([.K8]+[.M7]+[.L7]+[.L9])/4" office:value-type="float" office:value="0.0115232021552478" calcext:value-type="float">
            <text:p>0,0115232021552478</text:p>
          </table:table-cell>
          <table:table-cell table:formula="of:=[.$L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18]" office:value-type="float" office:value="0" calcext:value-type="float">
            <text:p>0</text:p>
          </table:table-cell>
          <table:table-cell table:formula="of:=([.B10]+[.D9]+[.C8]+[.C10])/4" office:value-type="float" office:value="0.0105995443117006" calcext:value-type="float">
            <text:p>0,0105995443117006</text:p>
          </table:table-cell>
          <table:table-cell table:formula="of:=([.C9]+[.E9]+[.D8]+[.D10])/4" office:value-type="float" office:value="0.016391071173633" calcext:value-type="float">
            <text:p>0,016391071173633</text:p>
          </table:table-cell>
          <table:table-cell table:formula="of:=([.D9]+[.F9]+[.E8]+[.E10])/4" office:value-type="float" office:value="0.0192646829496708" calcext:value-type="float">
            <text:p>0,0192646829496708</text:p>
          </table:table-cell>
          <table:table-cell table:formula="of:=([.E9]+[.G9]+[.F8]+[.F10])/4" office:value-type="float" office:value="0.0206895101479894" calcext:value-type="float">
            <text:p>0,0206895101479894</text:p>
          </table:table-cell>
          <table:table-cell table:formula="of:=([.F9]+[.H9]+[.G8]+[.G10])/4" office:value-type="float" office:value="0.0211724717795066" calcext:value-type="float">
            <text:p>0,0211724717795066</text:p>
          </table:table-cell>
          <table:table-cell table:formula="of:=([.G9]+[.I9]+[.H8]+[.H10])/4" office:value-type="float" office:value="0.0219657319441795" calcext:value-type="float">
            <text:p>0,0219657319441795</text:p>
          </table:table-cell>
          <table:table-cell table:formula="of:=([.H9]+[.J9]+[.I8]+[.I10])/4" office:value-type="float" office:value="0.0216562244616852" calcext:value-type="float">
            <text:p>0,0216562244616852</text:p>
          </table:table-cell>
          <table:table-cell table:formula="of:=([.I9]+[.K9]+[.J8]+[.J10])/4" office:value-type="float" office:value="0.0200142256001603" calcext:value-type="float">
            <text:p>0,0200142256001603</text:p>
          </table:table-cell>
          <table:table-cell table:formula="of:=([.J9]+[.L9]+[.K8]+[.K10])/4" office:value-type="float" office:value="0.0166375966877512" calcext:value-type="float">
            <text:p>0,0166375966877512</text:p>
          </table:table-cell>
          <table:table-cell table:formula="of:=([.K9]+[.M8]+[.L8]+[.L10])/4" office:value-type="float" office:value="0.0104949656329603" calcext:value-type="float">
            <text:p>0,0104949656329603</text:p>
          </table:table-cell>
          <table:table-cell table:formula="of:=[.$L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19]" office:value-type="float" office:value="0" calcext:value-type="float">
            <text:p>0</text:p>
          </table:table-cell>
          <table:table-cell table:formula="of:=([.B11]+[.D10]+[.C9]+[.C11])/4" office:value-type="float" office:value="0.011546534659289" calcext:value-type="float">
            <text:p>0,011546534659289</text:p>
          </table:table-cell>
          <table:table-cell table:formula="of:=([.C10]+[.E10]+[.D9]+[.D11])/4" office:value-type="float" office:value="0.0167211157734432" calcext:value-type="float">
            <text:p>0,0167211157734432</text:p>
          </table:table-cell>
          <table:table-cell table:formula="of:=([.D10]+[.F10]+[.E9]+[.E11])/4" office:value-type="float" office:value="0.0189677747860244" calcext:value-type="float">
            <text:p>0,0189677747860244</text:p>
          </table:table-cell>
          <table:table-cell table:formula="of:=([.E10]+[.G10]+[.F9]+[.F11])/4" office:value-type="float" office:value="0.0199515571091541" calcext:value-type="float">
            <text:p>0,0199515571091541</text:p>
          </table:table-cell>
          <table:table-cell table:formula="of:=([.F10]+[.H10]+[.G9]+[.G11])/4" office:value-type="float" office:value="0.0198219581567533" calcext:value-type="float">
            <text:p>0,0198219581567533</text:p>
          </table:table-cell>
          <table:table-cell table:formula="of:=([.G10]+[.I10]+[.H9]+[.H11])/4" office:value-type="float" office:value="0.0203795074101203" calcext:value-type="float">
            <text:p>0,0203795074101203</text:p>
          </table:table-cell>
          <table:table-cell table:formula="of:=([.H10]+[.J10]+[.I9]+[.I11])/4" office:value-type="float" office:value="0.0195337259829728" calcext:value-type="float">
            <text:p>0,0195337259829728</text:p>
          </table:table-cell>
          <table:table-cell table:formula="of:=([.I10]+[.K10]+[.J9]+[.J11])/4" office:value-type="float" office:value="0.0183691491920021" calcext:value-type="float">
            <text:p>0,0183691491920021</text:p>
          </table:table-cell>
          <table:table-cell table:formula="of:=([.J10]+[.L10]+[.K9]+[.K11])/4" office:value-type="float" office:value="0.0152082850681963" calcext:value-type="float">
            <text:p>0,0152082850681963</text:p>
          </table:table-cell>
          <table:table-cell table:formula="of:=([.K10]+[.M9]+[.L9]+[.L11])/4" office:value-type="float" office:value="0.0093299097606344" calcext:value-type="float">
            <text:p>0,0093299097606344</text:p>
          </table:table-cell>
          <table:table-cell table:formula="of:=[.$L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20]" office:value-type="float" office:value="0" calcext:value-type="float">
            <text:p>0</text:p>
          </table:table-cell>
          <table:table-cell table:formula="of:=([.B12]+[.D11]+[.C10]+[.C12])/4" office:value-type="float" office:value="0.0114391517041424" calcext:value-type="float">
            <text:p>0,0114391517041424</text:p>
          </table:table-cell>
          <table:table-cell table:formula="of:=([.C11]+[.E11]+[.D10]+[.D12])/4" office:value-type="float" office:value="0.0147124419440372" calcext:value-type="float">
            <text:p>0,0147124419440372</text:p>
          </table:table-cell>
          <table:table-cell table:formula="of:=([.D11]+[.F11]+[.E10]+[.E12])/4" office:value-type="float" office:value="0.0159502966942405" calcext:value-type="float">
            <text:p>0,0159502966942405</text:p>
          </table:table-cell>
          <table:table-cell table:formula="of:=([.E11]+[.G11]+[.F10]+[.F12])/4" office:value-type="float" office:value="0.0164800759369493" calcext:value-type="float">
            <text:p>0,0164800759369493</text:p>
          </table:table-cell>
          <table:table-cell table:formula="of:=([.F11]+[.H11]+[.G10]+[.G12])/4" office:value-type="float" office:value="0.0163348507627108" calcext:value-type="float">
            <text:p>0,0163348507627108</text:p>
          </table:table-cell>
          <table:table-cell table:formula="of:=([.G11]+[.I11]+[.H10]+[.H12])/4" office:value-type="float" office:value="0.0169034849113252" calcext:value-type="float">
            <text:p>0,0169034849113252</text:p>
          </table:table-cell>
          <table:table-cell table:formula="of:=([.H11]+[.J11]+[.I10]+[.I12])/4" office:value-type="float" office:value="0.0168340259426567" calcext:value-type="float">
            <text:p>0,0168340259426567</text:p>
          </table:table-cell>
          <table:table-cell table:formula="of:=([.I11]+[.K11]+[.J10]+[.J12])/4" office:value-type="float" office:value="0.0154639106337648" calcext:value-type="float">
            <text:p>0,0154639106337648</text:p>
          </table:table-cell>
          <table:table-cell table:formula="of:=([.J11]+[.L11]+[.K10]+[.K12])/4" office:value-type="float" office:value="0.0126985201348481" calcext:value-type="float">
            <text:p>0,0126985201348481</text:p>
          </table:table-cell>
          <table:table-cell table:formula="of:=([.K11]+[.M10]+[.L10]+[.L12])/4" office:value-type="float" office:value="0.00862301871412487" calcext:value-type="float">
            <text:p>0,00862301871412487</text:p>
          </table:table-cell>
          <table:table-cell table:formula="of:=[.$L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21]" office:value-type="float" office:value="0" calcext:value-type="float">
            <text:p>0</text:p>
          </table:table-cell>
          <table:table-cell table:formula="of:=([.B13]+[.D12]+[.C11]+[.C13])/4" office:value-type="float" office:value="0.0134702977114322" calcext:value-type="float">
            <text:p>0,0134702977114322</text:p>
          </table:table-cell>
          <table:table-cell table:formula="of:=([.C12]+[.E12]+[.D11]+[.D13])/4" office:value-type="float" office:value="0.0107905775819434" calcext:value-type="float">
            <text:p>0,0107905775819434</text:p>
          </table:table-cell>
          <table:table-cell table:formula="of:=([.D12]+[.F12]+[.E11]+[.E13])/4" office:value-type="float" office:value="0.0107853157778375" calcext:value-type="float">
            <text:p>0,0107853157778375</text:p>
          </table:table-cell>
          <table:table-cell table:formula="of:=([.E12]+[.G12]+[.F11]+[.F13])/4" office:value-type="float" office:value="0.0108063031194818" calcext:value-type="float">
            <text:p>0,0108063031194818</text:p>
          </table:table-cell>
          <table:table-cell table:formula="of:=([.F12]+[.H12]+[.G11]+[.G13])/4" office:value-type="float" office:value="0.0102838477778312" calcext:value-type="float">
            <text:p>0,0102838477778312</text:p>
          </table:table-cell>
          <table:table-cell table:formula="of:=([.G12]+[.I12]+[.H11]+[.H13])/4" office:value-type="float" office:value="0.00985724831909835" calcext:value-type="float">
            <text:p>0,00985724831909835</text:p>
          </table:table-cell>
          <table:table-cell table:formula="of:=([.H12]+[.J12]+[.I11]+[.I13])/4" office:value-type="float" office:value="0.00983893945110867" calcext:value-type="float">
            <text:p>0,00983893945110867</text:p>
          </table:table-cell>
          <table:table-cell table:formula="of:=([.I12]+[.K12]+[.J11]+[.J13])/4" office:value-type="float" office:value="0.00920053931582253" calcext:value-type="float">
            <text:p>0,00920053931582253</text:p>
          </table:table-cell>
          <table:table-cell table:formula="of:=([.J12]+[.L12]+[.K11]+[.K13])/4" office:value-type="float" office:value="0.0081023064901125" calcext:value-type="float">
            <text:p>0,0081023064901125</text:p>
          </table:table-cell>
          <table:table-cell table:formula="of:=([.K12]+[.M11]+[.L11]+[.L13])/4" office:value-type="float" office:value="0.00535821818729687" calcext:value-type="float">
            <text:p>0,00535821818729687</text:p>
          </table:table-cell>
          <table:table-cell table:formula="of:=[.$L22]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.00.0000</text:date>, <text:time style:data-style-name="N2" text:time-value="12:30:31.2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0:03:44.364000000</meta:creation-date>
    <dc:date>2023-03-07T13:11:53.365000000</dc:date>
    <meta:editing-duration>PT18M21S</meta:editing-duration>
    <meta:editing-cycles>3</meta:editing-cycles>
    <meta:generator>LibreOffice/7.2.5.2$Windows_X86_64 LibreOffice_project/499f9727c189e6ef3471021d6132d4c694f357e5</meta:generator>
    <meta:document-statistic meta:table-count="3" meta:cell-count="49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area" chart:style-name="ch1">
        <chart:legend chart:legend-position="end" svg:x="13.543cm" svg:y="1.238cm" style:legend-expansion="custom" svg:width="2.291cm" svg:height="6.574cm" style:legend-expansion-aspect-ratio="0.348494067538789" chart:style-name="ch2"/>
        <chart:plot-area chart:style-name="ch3" table:cell-range-address="Лист1.A1:Лист1.M14" chart:data-source-has-labels="row" svg:x="0.319cm" svg:y="0.18cm" svg:width="12.859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09cm" svg:y="0.18cm" svg:width="11.806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Лист1.A2:Лист1.A14" chart:label-cell-address="Лист1.A1:Лист1.A1" chart:class="chart:area">
            <chart:data-point chart:repeated="13"/>
          </chart:series>
          <chart:series chart:style-name="ch7" chart:values-cell-range-address="Лист1.B2:Лист1.B14" chart:label-cell-address="Лист1.B1:Лист1.B1" chart:class="chart:area">
            <chart:data-point chart:repeated="13"/>
          </chart:series>
          <chart:series chart:style-name="ch8" chart:values-cell-range-address="Лист1.C2:Лист1.C14" chart:label-cell-address="Лист1.C1:Лист1.C1" chart:class="chart:area">
            <chart:data-point chart:repeated="13"/>
          </chart:series>
          <chart:series chart:style-name="ch9" chart:values-cell-range-address="Лист1.D2:Лист1.D14" chart:label-cell-address="Лист1.D1:Лист1.D1" chart:class="chart:area">
            <chart:data-point chart:repeated="13"/>
          </chart:series>
          <chart:series chart:style-name="ch10" chart:values-cell-range-address="Лист1.E2:Лист1.E14" chart:label-cell-address="Лист1.E1:Лист1.E1" chart:class="chart:area">
            <chart:data-point chart:repeated="13"/>
          </chart:series>
          <chart:series chart:style-name="ch11" chart:values-cell-range-address="Лист1.F2:Лист1.F14" chart:label-cell-address="Лист1.F1:Лист1.F1" chart:class="chart:area">
            <chart:data-point chart:repeated="13"/>
          </chart:series>
          <chart:series chart:style-name="ch12" chart:values-cell-range-address="Лист1.G2:Лист1.G14" chart:label-cell-address="Лист1.G1:Лист1.G1" chart:class="chart:area">
            <chart:data-point chart:repeated="13"/>
          </chart:series>
          <chart:series chart:style-name="ch13" chart:values-cell-range-address="Лист1.H2:Лист1.H14" chart:label-cell-address="Лист1.H1:Лист1.H1" chart:class="chart:area">
            <chart:data-point chart:repeated="13"/>
          </chart:series>
          <chart:series chart:style-name="ch14" chart:values-cell-range-address="Лист1.I2:Лист1.I14" chart:label-cell-address="Лист1.I1:Лист1.I1" chart:class="chart:area">
            <chart:data-point chart:repeated="13"/>
          </chart:series>
          <chart:series chart:style-name="ch15" chart:values-cell-range-address="Лист1.J2:Лист1.J14" chart:label-cell-address="Лист1.J1:Лист1.J1" chart:class="chart:area">
            <chart:data-point chart:repeated="13"/>
          </chart:series>
          <chart:series chart:style-name="ch16" chart:values-cell-range-address="Лист1.K2:Лист1.K14" chart:label-cell-address="Лист1.K1:Лист1.K1" chart:class="chart:area">
            <chart:data-point chart:repeated="13"/>
          </chart:series>
          <chart:series chart:style-name="ch17" chart:values-cell-range-address="Лист1.L2:Лист1.L14" chart:label-cell-address="Лист1.L1:Лист1.L1" chart:class="chart:area">
            <chart:data-point chart:repeated="13"/>
          </chart:series>
          <chart:series chart:style-name="ch18" chart:values-cell-range-address="Лист1.M2:Лист1.M14" chart:label-cell-address="Лист1.M1:Лист1.M1" chart:class="chart:area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A1:Лист1.A1</svg:desc>
                </draw:g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  <table:table-cell office:value-type="string">
                <text:p/>
                <draw:g>
                  <svg:desc>Лист1.C1:Лист1.C1</svg:desc>
                </draw:g>
              </table:table-cell>
              <table:table-cell office:value-type="string">
                <text:p/>
                <draw:g>
                  <svg:desc>Лист1.D1:Лист1.D1</svg:desc>
                </draw:g>
              </table:table-cell>
              <table:table-cell office:value-type="string">
                <text:p/>
                <draw:g>
                  <svg:desc>Лист1.E1:Лист1.E1</svg:desc>
                </draw:g>
              </table:table-cell>
              <table:table-cell office:value-type="string">
                <text:p/>
                <draw:g>
                  <svg:desc>Лист1.F1:Лист1.F1</svg:desc>
                </draw:g>
              </table:table-cell>
              <table:table-cell office:value-type="string">
                <text:p/>
                <draw:g>
                  <svg:desc>Лист1.G1:Лист1.G1</svg:desc>
                </draw:g>
              </table:table-cell>
              <table:table-cell office:value-type="string">
                <text:p/>
                <draw:g>
                  <svg:desc>Лист1.H1:Лист1.H1</svg:desc>
                </draw:g>
              </table:table-cell>
              <table:table-cell office:value-type="string">
                <text:p/>
                <draw:g>
                  <svg:desc>Лист1.I1:Лист1.I1</svg:desc>
                </draw:g>
              </table:table-cell>
              <table:table-cell office:value-type="string">
                <text:p/>
                <draw:g>
                  <svg:desc>Лист1.J1:Лист1.J1</svg:desc>
                </draw:g>
              </table:table-cell>
              <table:table-cell office:value-type="string">
                <text:p/>
                <draw:g>
                  <svg:desc>Лист1.K1:Лист1.K1</svg:desc>
                </draw:g>
              </table:table-cell>
              <table:table-cell office:value-type="string">
                <text:p/>
                <draw:g>
                  <svg:desc>Лист1.L1:Лист1.L1</svg:desc>
                </draw:g>
              </table:table-cell>
              <table:table-cell office:value-type="string">
                <text:p/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Лист1.A2:Лист1.A14</svg:desc>
                </draw:g>
              </table:table-cell>
              <table:table-cell office:value-type="float" office:value="NaN">
                <text:p>NaN</text:p>
                <draw:g>
                  <svg:desc>Лист1.B2:Лист1.B14</svg:desc>
                </draw:g>
              </table:table-cell>
              <table:table-cell office:value-type="float" office:value="100">
                <text:p>100</text:p>
                <draw:g>
                  <svg:desc>Лист1.C2:Лист1.C14</svg:desc>
                </draw:g>
              </table:table-cell>
              <table:table-cell office:value-type="float" office:value="100">
                <text:p>100</text:p>
                <draw:g>
                  <svg:desc>Лист1.D2:Лист1.D14</svg:desc>
                </draw:g>
              </table:table-cell>
              <table:table-cell office:value-type="float" office:value="100">
                <text:p>100</text:p>
                <draw:g>
                  <svg:desc>Лист1.E2:Лист1.E14</svg:desc>
                </draw:g>
              </table:table-cell>
              <table:table-cell office:value-type="float" office:value="100">
                <text:p>100</text:p>
                <draw:g>
                  <svg:desc>Лист1.F2:Лист1.F14</svg:desc>
                </draw:g>
              </table:table-cell>
              <table:table-cell office:value-type="float" office:value="100">
                <text:p>100</text:p>
                <draw:g>
                  <svg:desc>Лист1.G2:Лист1.G14</svg:desc>
                </draw:g>
              </table:table-cell>
              <table:table-cell office:value-type="float" office:value="100">
                <text:p>100</text:p>
                <draw:g>
                  <svg:desc>Лист1.H2:Лист1.H14</svg:desc>
                </draw:g>
              </table:table-cell>
              <table:table-cell office:value-type="float" office:value="100">
                <text:p>100</text:p>
                <draw:g>
                  <svg:desc>Лист1.I2:Лист1.I14</svg:desc>
                </draw:g>
              </table:table-cell>
              <table:table-cell office:value-type="float" office:value="100">
                <text:p>100</text:p>
                <draw:g>
                  <svg:desc>Лист1.J2:Лист1.J14</svg:desc>
                </draw:g>
              </table:table-cell>
              <table:table-cell office:value-type="float" office:value="100">
                <text:p>100</text:p>
                <draw:g>
                  <svg:desc>Лист1.K2:Лист1.K14</svg:desc>
                </draw:g>
              </table:table-cell>
              <table:table-cell office:value-type="float" office:value="100">
                <text:p>100</text:p>
                <draw:g>
                  <svg:desc>Лист1.L2:Лист1.L14</svg:desc>
                </draw:g>
              </table:table-cell>
              <table:table-cell office:value-type="float" office:value="NaN">
                <text:p>NaN</text:p>
                <draw:g>
                  <svg:desc>Лист1.M2:Лист1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9.0852044654624">
                <text:p>99.0852044654624</text:p>
              </table:table-cell>
              <table:table-cell office:value-type="float" office:value="98.2491887710536">
                <text:p>98.2491887710536</text:p>
              </table:table-cell>
              <table:table-cell office:value-type="float" office:value="97.561011482456">
                <text:p>97.561011482456</text:p>
              </table:table-cell>
              <table:table-cell office:value-type="float" office:value="97.0735580941337">
                <text:p>97.0735580941337</text:p>
              </table:table-cell>
              <table:table-cell office:value-type="float" office:value="96.8214101277837">
                <text:p>96.8214101277837</text:p>
              </table:table-cell>
              <table:table-cell office:value-type="float" office:value="96.8213810372102">
                <text:p>96.8213810372102</text:p>
              </table:table-cell>
              <table:table-cell office:value-type="float" office:value="97.0734681369278">
                <text:p>97.0734681369278</text:p>
              </table:table-cell>
              <table:table-cell office:value-type="float" office:value="97.560890613254">
                <text:p>97.560890613254</text:p>
              </table:table-cell>
              <table:table-cell office:value-type="float" office:value="98.2490646212171">
                <text:p>98.2490646212171</text:p>
              </table:table-cell>
              <table:table-cell office:value-type="float" office:value="99.085102821421">
                <text:p>99.085102821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8.0916290907961">
                <text:p>98.0916290907961</text:p>
              </table:table-cell>
              <table:table-cell office:value-type="float" office:value="96.3507017120978">
                <text:p>96.3507017120978</text:p>
              </table:table-cell>
              <table:table-cell office:value-type="float" office:value="94.9216192042794">
                <text:p>94.9216192042794</text:p>
              </table:table-cell>
              <table:table-cell office:value-type="float" office:value="93.9122675238189">
                <text:p>93.9122675238189</text:p>
              </table:table-cell>
              <table:table-cell office:value-type="float" office:value="93.391219318631">
                <text:p>93.391219318631</text:p>
              </table:table-cell>
              <table:table-cell office:value-type="float" office:value="93.3911837075869">
                <text:p>93.3911837075869</text:p>
              </table:table-cell>
              <table:table-cell office:value-type="float" office:value="93.9121884787965">
                <text:p>93.9121884787965</text:p>
              </table:table-cell>
              <table:table-cell office:value-type="float" office:value="94.9215914569476">
                <text:p>94.9215914569476</text:p>
              </table:table-cell>
              <table:table-cell office:value-type="float" office:value="96.3507401104482">
                <text:p>96.3507401104482</text:p>
              </table:table-cell>
              <table:table-cell office:value-type="float" office:value="98.0916975756809">
                <text:p>98.0916975756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96.9313945189246">
                <text:p>96.9313945189246</text:p>
              </table:table-cell>
              <table:table-cell office:value-type="float" office:value="94.1416049997168">
                <text:p>94.1416049997168</text:p>
              </table:table-cell>
              <table:table-cell office:value-type="float" office:value="91.8647007032813">
                <text:p>91.8647007032813</text:p>
              </table:table-cell>
              <table:table-cell office:value-type="float" office:value="90.2645521953882">
                <text:p>90.2645521953882</text:p>
              </table:table-cell>
              <table:table-cell office:value-type="float" office:value="89.4415288898109">
                <text:p>89.4415288898109</text:p>
              </table:table-cell>
              <table:table-cell office:value-type="float" office:value="89.441525398983">
                <text:p>89.441525398983</text:p>
              </table:table-cell>
              <table:table-cell office:value-type="float" office:value="90.2647530408652">
                <text:p>90.2647530408652</text:p>
              </table:table-cell>
              <table:table-cell office:value-type="float" office:value="91.8644391877404">
                <text:p>91.8644391877404</text:p>
              </table:table-cell>
              <table:table-cell office:value-type="float" office:value="94.1413011788807">
                <text:p>94.1413011788807</text:p>
              </table:table-cell>
              <table:table-cell office:value-type="float" office:value="96.9311374662355">
                <text:p>96.9311374662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95.4926741487492">
                <text:p>95.4926741487492</text:p>
              </table:table-cell>
              <table:table-cell office:value-type="float" office:value="91.4219811884079">
                <text:p>91.4219811884079</text:p>
              </table:table-cell>
              <table:table-cell office:value-type="float" office:value="88.1310264137406">
                <text:p>88.1310264137406</text:p>
              </table:table-cell>
              <table:table-cell office:value-type="float" office:value="85.8404927417763">
                <text:p>85.8404927417763</text:p>
              </table:table-cell>
              <table:table-cell office:value-type="float" office:value="84.6713310775201">
                <text:p>84.6713310775201</text:p>
              </table:table-cell>
              <table:table-cell office:value-type="float" office:value="84.6712345955315">
                <text:p>84.6712345955315</text:p>
              </table:table-cell>
              <table:table-cell office:value-type="float" office:value="85.8408590979407">
                <text:p>85.8408590979407</text:p>
              </table:table-cell>
              <table:table-cell office:value-type="float" office:value="88.130908674639">
                <text:p>88.130908674639</text:p>
              </table:table-cell>
              <table:table-cell office:value-type="float" office:value="91.4214946722256">
                <text:p>91.4214946722256</text:p>
              </table:table-cell>
              <table:table-cell office:value-type="float" office:value="95.4928216728612">
                <text:p>95.4928216728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3.6193822604053">
                <text:p>93.6193822604053</text:p>
              </table:table-cell>
              <table:table-cell office:value-type="float" office:value="87.9234764311195">
                <text:p>87.9234764311195</text:p>
              </table:table-cell>
              <table:table-cell office:value-type="float" office:value="83.3977120986314">
                <text:p>83.3977120986314</text:p>
              </table:table-cell>
              <table:table-cell office:value-type="float" office:value="80.2990455507229">
                <text:p>80.2990455507229</text:p>
              </table:table-cell>
              <table:table-cell office:value-type="float" office:value="78.733692704425">
                <text:p>78.733692704425</text:p>
              </table:table-cell>
              <table:table-cell office:value-type="float" office:value="78.7336763928895">
                <text:p>78.7336763928895</text:p>
              </table:table-cell>
              <table:table-cell office:value-type="float" office:value="80.2982512804367">
                <text:p>80.2982512804367</text:p>
              </table:table-cell>
              <table:table-cell office:value-type="float" office:value="83.3975922461048">
                <text:p>83.3975922461048</text:p>
              </table:table-cell>
              <table:table-cell office:value-type="float" office:value="87.9238106760952">
                <text:p>87.9238106760952</text:p>
              </table:table-cell>
              <table:table-cell office:value-type="float" office:value="93.6191010777725">
                <text:p>93.6191010777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91.0618502535632">
                <text:p>91.0618502535632</text:p>
              </table:table-cell>
              <table:table-cell office:value-type="float" office:value="83.2579177629541">
                <text:p>83.2579177629541</text:p>
              </table:table-cell>
              <table:table-cell office:value-type="float" office:value="77.2381572386374">
                <text:p>77.2381572386374</text:p>
              </table:table-cell>
              <table:table-cell office:value-type="float" office:value="73.2258759626751">
                <text:p>73.2258759626751</text:p>
              </table:table-cell>
              <table:table-cell office:value-type="float" office:value="71.2348642513071">
                <text:p>71.2348642513071</text:p>
              </table:table-cell>
              <table:table-cell office:value-type="float" office:value="71.2348490974811">
                <text:p>71.2348490974811</text:p>
              </table:table-cell>
              <table:table-cell office:value-type="float" office:value="73.225798405245">
                <text:p>73.225798405245</text:p>
              </table:table-cell>
              <table:table-cell office:value-type="float" office:value="77.238311952587">
                <text:p>77.238311952587</text:p>
              </table:table-cell>
              <table:table-cell office:value-type="float" office:value="83.2579678970359">
                <text:p>83.2579678970359</text:p>
              </table:table-cell>
              <table:table-cell office:value-type="float" office:value="91.0619642970691">
                <text:p>91.0619642970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87.3715521113079">
                <text:p>87.3715521113079</text:p>
              </table:table-cell>
              <table:table-cell office:value-type="float" office:value="76.8111842874653">
                <text:p>76.8111842874653</text:p>
              </table:table-cell>
              <table:table-cell office:value-type="float" office:value="69.0737682793209">
                <text:p>69.0737682793209</text:p>
              </table:table-cell>
              <table:table-cell office:value-type="float" office:value="64.1320402181831">
                <text:p>64.1320402181831</text:p>
              </table:table-cell>
              <table:table-cell office:value-type="float" office:value="61.7456335881949">
                <text:p>61.7456335881949</text:p>
              </table:table-cell>
              <table:table-cell office:value-type="float" office:value="61.7455832343543">
                <text:p>61.7455832343543</text:p>
              </table:table-cell>
              <table:table-cell office:value-type="float" office:value="64.1317812904755">
                <text:p>64.1317812904755</text:p>
              </table:table-cell>
              <table:table-cell office:value-type="float" office:value="69.0733283445917">
                <text:p>69.0733283445917</text:p>
              </table:table-cell>
              <table:table-cell office:value-type="float" office:value="76.8109504615751">
                <text:p>76.8109504615751</text:p>
              </table:table-cell>
              <table:table-cell office:value-type="float" office:value="87.3713653331653">
                <text:p>87.3713653331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1.6137626342711">
                <text:p>81.6137626342711</text:p>
              </table:table-cell>
              <table:table-cell office:value-type="float" office:value="67.5438953153384">
                <text:p>67.5438953153384</text:p>
              </table:table-cell>
              <table:table-cell office:value-type="float" office:value="58.1152488228792">
                <text:p>58.1152488228792</text:p>
              </table:table-cell>
              <table:table-cell office:value-type="float" office:value="52.4835161161424">
                <text:p>52.4835161161424</text:p>
              </table:table-cell>
              <table:table-cell office:value-type="float" office:value="49.8713378279991">
                <text:p>49.8713378279991</text:p>
              </table:table-cell>
              <table:table-cell office:value-type="float" office:value="49.8713839641871">
                <text:p>49.8713839641871</text:p>
              </table:table-cell>
              <table:table-cell office:value-type="float" office:value="52.4836334491638">
                <text:p>52.4836334491638</text:p>
              </table:table-cell>
              <table:table-cell office:value-type="float" office:value="58.1147998535078">
                <text:p>58.1147998535078</text:p>
              </table:table-cell>
              <table:table-cell office:value-type="float" office:value="67.5440719493496">
                <text:p>67.5440719493496</text:p>
              </table:table-cell>
              <table:table-cell office:value-type="float" office:value="81.6138949946581">
                <text:p>81.6138949946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1.540740733328">
                <text:p>71.540740733328</text:p>
              </table:table-cell>
              <table:table-cell office:value-type="float" office:value="53.6379542768443">
                <text:p>53.6379542768443</text:p>
              </table:table-cell>
              <table:table-cell office:value-type="float" office:value="43.3616503415613">
                <text:p>43.3616503415613</text:p>
              </table:table-cell>
              <table:table-cell office:value-type="float" office:value="37.8181541446721">
                <text:p>37.8181541446721</text:p>
              </table:table-cell>
              <table:table-cell office:value-type="float" office:value="35.3875773105707">
                <text:p>35.3875773105707</text:p>
              </table:table-cell>
              <table:table-cell office:value-type="float" office:value="35.387566541314">
                <text:p>35.387566541314</text:p>
              </table:table-cell>
              <table:table-cell office:value-type="float" office:value="37.8181353093724">
                <text:p>37.8181353093724</text:p>
              </table:table-cell>
              <table:table-cell office:value-type="float" office:value="43.3616375284435">
                <text:p>43.3616375284435</text:p>
              </table:table-cell>
              <table:table-cell office:value-type="float" office:value="53.6378897548156">
                <text:p>53.6378897548156</text:p>
              </table:table-cell>
              <table:table-cell office:value-type="float" office:value="71.5406514297544">
                <text:p>71.5406514297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50.9116448675823">
                <text:p>50.9116448675823</text:p>
              </table:table-cell>
              <table:table-cell office:value-type="float" office:value="32.1065154351111">
                <text:p>32.1065154351111</text:p>
              </table:table-cell>
              <table:table-cell office:value-type="float" office:value="23.8774278295925">
                <text:p>23.8774278295925</text:p>
              </table:table-cell>
              <table:table-cell office:value-type="float" office:value="20.0426512531959">
                <text:p>20.0426512531959</text:p>
              </table:table-cell>
              <table:table-cell office:value-type="float" office:value="18.4762877293092">
                <text:p>18.4762877293092</text:p>
              </table:table-cell>
              <table:table-cell office:value-type="float" office:value="18.4763006754004">
                <text:p>18.4763006754004</text:p>
              </table:table-cell>
              <table:table-cell office:value-type="float" office:value="20.042682100077">
                <text:p>20.042682100077</text:p>
              </table:table-cell>
              <table:table-cell office:value-type="float" office:value="23.8774714020214">
                <text:p>23.8774714020214</text:p>
              </table:table-cell>
              <table:table-cell office:value-type="float" office:value="32.1065969799437">
                <text:p>32.1065969799437</text:p>
              </table:table-cell>
              <table:table-cell office:value-type="float" office:value="50.9117170430751">
                <text:p>50.9117170430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08cm" svg:height="7.204cm" xlink:href=".." xlink:type="simple" chart:class="chart:area" chart:style-name="ch1">
        <chart:legend chart:legend-position="end" svg:x="9.133cm" svg:y="0.525cm" style:legend-expansion="custom" svg:width="4.529cm" svg:height="4.084cm" style:legend-expansion-aspect-ratio="1.10896180215475" chart:style-name="ch2"/>
        <chart:plot-area chart:style-name="ch3" table:cell-range-address="Лист2.A1:Лист2.O14" chart:data-source-has-labels="row" svg:x="-0.333cm" svg:y="-0.001cm" svg:width="10.989cm" svg:height="7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606cm" svg:y="-0.001cm" svg:width="10.103cm" svg:height="6.3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Лист2.A2:Лист2.A14" chart:label-cell-address="Лист2.A1:Лист2.A1" chart:class="chart:area">
            <chart:data-point chart:repeated="13"/>
          </chart:series>
          <chart:series chart:style-name="ch7" chart:values-cell-range-address="Лист2.B2:Лист2.B14" chart:label-cell-address="Лист2.B1:Лист2.B1" chart:class="chart:area">
            <chart:data-point chart:repeated="13"/>
          </chart:series>
          <chart:series chart:style-name="ch8" chart:values-cell-range-address="Лист2.C2:Лист2.C14" chart:label-cell-address="Лист2.C1:Лист2.C1" chart:class="chart:area">
            <chart:data-point chart:repeated="13"/>
          </chart:series>
          <chart:series chart:style-name="ch9" chart:values-cell-range-address="Лист2.D2:Лист2.D14" chart:label-cell-address="Лист2.D1:Лист2.D1" chart:class="chart:area">
            <chart:data-point chart:repeated="13"/>
          </chart:series>
          <chart:series chart:style-name="ch10" chart:values-cell-range-address="Лист2.E2:Лист2.E14" chart:label-cell-address="Лист2.E1:Лист2.E1" chart:class="chart:area">
            <chart:data-point chart:repeated="13"/>
          </chart:series>
          <chart:series chart:style-name="ch11" chart:values-cell-range-address="Лист2.F2:Лист2.F14" chart:label-cell-address="Лист2.F1:Лист2.F1" chart:class="chart:area">
            <chart:data-point chart:repeated="13"/>
          </chart:series>
          <chart:series chart:style-name="ch12" chart:values-cell-range-address="Лист2.G2:Лист2.G14" chart:label-cell-address="Лист2.G1:Лист2.G1" chart:class="chart:area">
            <chart:data-point chart:repeated="13"/>
          </chart:series>
          <chart:series chart:style-name="ch13" chart:values-cell-range-address="Лист2.H2:Лист2.H14" chart:label-cell-address="Лист2.H1:Лист2.H1" chart:class="chart:area">
            <chart:data-point chart:repeated="13"/>
          </chart:series>
          <chart:series chart:style-name="ch14" chart:values-cell-range-address="Лист2.I2:Лист2.I14" chart:label-cell-address="Лист2.I1:Лист2.I1" chart:class="chart:area">
            <chart:data-point chart:repeated="13"/>
          </chart:series>
          <chart:series chart:style-name="ch15" chart:values-cell-range-address="Лист2.J2:Лист2.J14" chart:label-cell-address="Лист2.J1:Лист2.J1" chart:class="chart:area">
            <chart:data-point chart:repeated="13"/>
          </chart:series>
          <chart:series chart:style-name="ch16" chart:values-cell-range-address="Лист2.K2:Лист2.K14" chart:label-cell-address="Лист2.K1:Лист2.K1" chart:class="chart:area">
            <chart:data-point chart:repeated="13"/>
          </chart:series>
          <chart:series chart:style-name="ch17" chart:values-cell-range-address="Лист2.L2:Лист2.L14" chart:label-cell-address="Лист2.L1:Лист2.L1" chart:class="chart:area">
            <chart:data-point chart:repeated="13"/>
          </chart:series>
          <chart:series chart:style-name="ch6" chart:values-cell-range-address="Лист2.M2:Лист2.M14" chart:label-cell-address="Лист2.M1:Лист2.M1" chart:class="chart:area">
            <chart:data-point chart:repeated="13"/>
          </chart:series>
          <chart:series chart:style-name="ch7" chart:values-cell-range-address="Лист2.N2:Лист2.N14" chart:label-cell-address="Лист2.N1:Лист2.N1" chart:class="chart:area">
            <chart:data-point chart:repeated="13"/>
          </chart:series>
          <chart:series chart:style-name="ch8" chart:values-cell-range-address="Лист2.O2:Лист2.O14" chart:label-cell-address="Лист2.O1:Лист2.O1" chart:class="chart:area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2.A1:Лист2.A1</svg:desc>
                </draw:g>
              </table:table-cell>
              <table:table-cell office:value-type="string">
                <text:p>Y</text:p>
                <draw:g>
                  <svg:desc>Лист2.B1:Лист2.B1</svg:desc>
                </draw:g>
              </table:table-cell>
              <table:table-cell office:value-type="string">
                <text:p/>
                <draw:g>
                  <svg:desc>Лист2.C1:Лист2.C1</svg:desc>
                </draw:g>
              </table:table-cell>
              <table:table-cell office:value-type="string">
                <text:p/>
                <draw:g>
                  <svg:desc>Лист2.D1:Лист2.D1</svg:desc>
                </draw:g>
              </table:table-cell>
              <table:table-cell office:value-type="string">
                <text:p/>
                <draw:g>
                  <svg:desc>Лист2.E1:Лист2.E1</svg:desc>
                </draw:g>
              </table:table-cell>
              <table:table-cell office:value-type="string">
                <text:p/>
                <draw:g>
                  <svg:desc>Лист2.F1:Лист2.F1</svg:desc>
                </draw:g>
              </table:table-cell>
              <table:table-cell office:value-type="string">
                <text:p/>
                <draw:g>
                  <svg:desc>Лист2.G1:Лист2.G1</svg:desc>
                </draw:g>
              </table:table-cell>
              <table:table-cell office:value-type="string">
                <text:p/>
                <draw:g>
                  <svg:desc>Лист2.H1:Лист2.H1</svg:desc>
                </draw:g>
              </table:table-cell>
              <table:table-cell office:value-type="string">
                <text:p/>
                <draw:g>
                  <svg:desc>Лист2.I1:Лист2.I1</svg:desc>
                </draw:g>
              </table:table-cell>
              <table:table-cell office:value-type="string">
                <text:p/>
                <draw:g>
                  <svg:desc>Лист2.J1:Лист2.J1</svg:desc>
                </draw:g>
              </table:table-cell>
              <table:table-cell office:value-type="string">
                <text:p/>
                <draw:g>
                  <svg:desc>Лист2.K1:Лист2.K1</svg:desc>
                </draw:g>
              </table:table-cell>
              <table:table-cell office:value-type="string">
                <text:p/>
                <draw:g>
                  <svg:desc>Лист2.L1:Лист2.L1</svg:desc>
                </draw:g>
              </table:table-cell>
              <table:table-cell office:value-type="string">
                <text:p/>
                <draw:g>
                  <svg:desc>Лист2.M1:Лист2.M1</svg:desc>
                </draw:g>
              </table:table-cell>
              <table:table-cell office:value-type="string">
                <text:p/>
                <draw:g>
                  <svg:desc>Лист2.N1:Лист2.N1</svg:desc>
                </draw:g>
              </table:table-cell>
              <table:table-cell office:value-type="string">
                <text:p/>
                <draw:g>
                  <svg:desc>Лист2.O1:Лист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Лист2.A2:Лист2.A14</svg:desc>
                </draw:g>
              </table:table-cell>
              <table:table-cell office:value-type="float" office:value="NaN">
                <text:p>NaN</text:p>
                <draw:g>
                  <svg:desc>Лист2.B2:Лист2.B14</svg:desc>
                </draw:g>
              </table:table-cell>
              <table:table-cell office:value-type="float" office:value="100">
                <text:p>100</text:p>
                <draw:g>
                  <svg:desc>Лист2.C2:Лист2.C14</svg:desc>
                </draw:g>
              </table:table-cell>
              <table:table-cell office:value-type="float" office:value="100">
                <text:p>100</text:p>
                <draw:g>
                  <svg:desc>Лист2.D2:Лист2.D14</svg:desc>
                </draw:g>
              </table:table-cell>
              <table:table-cell office:value-type="float" office:value="100">
                <text:p>100</text:p>
                <draw:g>
                  <svg:desc>Лист2.E2:Лист2.E14</svg:desc>
                </draw:g>
              </table:table-cell>
              <table:table-cell office:value-type="float" office:value="100">
                <text:p>100</text:p>
                <draw:g>
                  <svg:desc>Лист2.F2:Лист2.F14</svg:desc>
                </draw:g>
              </table:table-cell>
              <table:table-cell office:value-type="float" office:value="100">
                <text:p>100</text:p>
                <draw:g>
                  <svg:desc>Лист2.G2:Лист2.G14</svg:desc>
                </draw:g>
              </table:table-cell>
              <table:table-cell office:value-type="float" office:value="100">
                <text:p>100</text:p>
                <draw:g>
                  <svg:desc>Лист2.H2:Лист2.H14</svg:desc>
                </draw:g>
              </table:table-cell>
              <table:table-cell office:value-type="float" office:value="100">
                <text:p>100</text:p>
                <draw:g>
                  <svg:desc>Лист2.I2:Лист2.I14</svg:desc>
                </draw:g>
              </table:table-cell>
              <table:table-cell office:value-type="float" office:value="100">
                <text:p>100</text:p>
                <draw:g>
                  <svg:desc>Лист2.J2:Лист2.J14</svg:desc>
                </draw:g>
              </table:table-cell>
              <table:table-cell office:value-type="float" office:value="100">
                <text:p>100</text:p>
                <draw:g>
                  <svg:desc>Лист2.K2:Лист2.K14</svg:desc>
                </draw:g>
              </table:table-cell>
              <table:table-cell office:value-type="float" office:value="100">
                <text:p>100</text:p>
                <draw:g>
                  <svg:desc>Лист2.L2:Лист2.L14</svg:desc>
                </draw:g>
              </table:table-cell>
              <table:table-cell office:value-type="float" office:value="NaN">
                <text:p>NaN</text:p>
                <draw:g>
                  <svg:desc>Лист2.M2:Лист2.M14</svg:desc>
                </draw:g>
              </table:table-cell>
              <table:table-cell office:value-type="float" office:value="NaN">
                <text:p>NaN</text:p>
                <draw:g>
                  <svg:desc>Лист2.N2:Лист2.N14</svg:desc>
                </draw:g>
              </table:table-cell>
              <table:table-cell office:value-type="float" office:value="NaN">
                <text:p>NaN</text:p>
                <draw:g>
                  <svg:desc>Лист2.O2:Лист2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8.7790454953369">
                <text:p>98.7790454953369</text:p>
              </table:table-cell>
              <table:table-cell office:value-type="float" office:value="97.6221758256846">
                <text:p>97.6221758256846</text:p>
              </table:table-cell>
              <table:table-cell office:value-type="float" office:value="96.5802082501084">
                <text:p>96.5802082501084</text:p>
              </table:table-cell>
              <table:table-cell office:value-type="float" office:value="95.6915045284471">
                <text:p>95.6915045284471</text:p>
              </table:table-cell>
              <table:table-cell office:value-type="float" office:value="94.979703004105">
                <text:p>94.979703004105</text:p>
              </table:table-cell>
              <table:table-cell office:value-type="float" office:value="94.4443092383875">
                <text:p>94.4443092383875</text:p>
              </table:table-cell>
              <table:table-cell office:value-type="float" office:value="94.0739041711397">
                <text:p>94.0739041711397</text:p>
              </table:table-cell>
              <table:table-cell office:value-type="float" office:value="93.8344291699603">
                <text:p>93.8344291699603</text:p>
              </table:table-cell>
              <table:table-cell office:value-type="float" office:value="93.6512862144418">
                <text:p>93.6512862144418</text:p>
              </table:table-cell>
              <table:table-cell office:value-type="float" office:value="93.3589230562511">
                <text:p>93.3589230562511</text:p>
              </table:table-cell>
              <table:table-cell office:value-type="float" office:value="92.71">
                <text:p>92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7.4981252172659">
                <text:p>97.4981252172659</text:p>
              </table:table-cell>
              <table:table-cell office:value-type="float" office:value="95.1326040837887">
                <text:p>95.1326040837887</text:p>
              </table:table-cell>
              <table:table-cell office:value-type="float" office:value="93.018690600788">
                <text:p>93.018690600788</text:p>
              </table:table-cell>
              <table:table-cell office:value-type="float" office:value="91.2275403309679">
                <text:p>91.2275403309679</text:p>
              </table:table-cell>
              <table:table-cell office:value-type="float" office:value="89.7967881629652">
                <text:p>89.7967881629652</text:p>
              </table:table-cell>
              <table:table-cell office:value-type="float" office:value="88.7341555726414">
                <text:p>88.7341555726414</text:p>
              </table:table-cell>
              <table:table-cell office:value-type="float" office:value="88.0240595167734">
                <text:p>88.0240595167734</text:p>
              </table:table-cell>
              <table:table-cell office:value-type="float" office:value="87.6236116380257">
                <text:p>87.6236116380257</text:p>
              </table:table-cell>
              <table:table-cell office:value-type="float" office:value="87.4282609308426">
                <text:p>87.4282609308426</text:p>
              </table:table-cell>
              <table:table-cell office:value-type="float" office:value="87.0948083098881">
                <text:p>87.0948083098881</text:p>
              </table:table-cell>
              <table:table-cell office:value-type="float" office:value="85.29">
                <text:p>85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96.0866454268694">
                <text:p>96.0866454268694</text:p>
              </table:table-cell>
              <table:table-cell office:value-type="float" office:value="92.4089651317325">
                <text:p>92.4089651317325</text:p>
              </table:table-cell>
              <table:table-cell office:value-type="float" office:value="89.1484716130006">
                <text:p>89.1484716130006</text:p>
              </table:table-cell>
              <table:table-cell office:value-type="float" office:value="86.412616994681">
                <text:p>86.412616994681</text:p>
              </table:table-cell>
              <table:table-cell office:value-type="float" office:value="84.2535975565266">
                <text:p>84.2535975565266</text:p>
              </table:table-cell>
              <table:table-cell office:value-type="float" office:value="82.6778354935538">
                <text:p>82.6778354935538</text:p>
              </table:table-cell>
              <table:table-cell office:value-type="float" office:value="81.6698412648085">
                <text:p>81.6698412648085</text:p>
              </table:table-cell>
              <table:table-cell office:value-type="float" office:value="81.216670537925">
                <text:p>81.216670537925</text:p>
              </table:table-cell>
              <table:table-cell office:value-type="float" office:value="81.3520594665378">
                <text:p>81.3520594665378</text:p>
              </table:table-cell>
              <table:table-cell office:value-type="float" office:value="82.3161442910498">
                <text:p>82.3161442910498</text:p>
              </table:table-cell>
              <table:table-cell office:value-type="float" office:value="77.62">
                <text:p>7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94.4496545447146">
                <text:p>94.4496545447146</text:p>
              </table:table-cell>
              <table:table-cell office:value-type="float" office:value="89.2822485919245">
                <text:p>89.2822485919245</text:p>
              </table:table-cell>
              <table:table-cell office:value-type="float" office:value="84.7595445603168">
                <text:p>84.7595445603168</text:p>
              </table:table-cell>
              <table:table-cell office:value-type="float" office:value="81.0269994334188">
                <text:p>81.0269994334188</text:p>
              </table:table-cell>
              <table:table-cell office:value-type="float" office:value="78.1316371302898">
                <text:p>78.1316371302898</text:p>
              </table:table-cell>
              <table:table-cell office:value-type="float" office:value="76.0571021400067">
                <text:p>76.0571021400067</text:p>
              </table:table-cell>
              <table:table-cell office:value-type="float" office:value="74.7642275371836">
                <text:p>74.7642275371836</text:p>
              </table:table-cell>
              <table:table-cell office:value-type="float" office:value="74.2253932163494">
                <text:p>74.2253932163494</text:p>
              </table:table-cell>
              <table:table-cell office:value-type="float" office:value="74.4524859004021">
                <text:p>74.4524859004021</text:p>
              </table:table-cell>
              <table:table-cell office:value-type="float" office:value="75.5364612970295">
                <text:p>75.5364612970295</text:p>
              </table:table-cell>
              <table:table-cell office:value-type="float" office:value="69.59">
                <text:p>69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2.4543759708647">
                <text:p>92.4543759708647</text:p>
              </table:table-cell>
              <table:table-cell office:value-type="float" office:value="85.520703515963">
                <text:p>85.520703515963</text:p>
              </table:table-cell>
              <table:table-cell office:value-type="float" office:value="79.5866052471674">
                <text:p>79.5866052471674</text:p>
              </table:table-cell>
              <table:table-cell office:value-type="float" office:value="74.8101485197">
                <text:p>74.8101485197</text:p>
              </table:table-cell>
              <table:table-cell office:value-type="float" office:value="71.1925190491626">
                <text:p>71.1925190491626</text:p>
              </table:table-cell>
              <table:table-cell office:value-type="float" office:value="68.6562545643534">
                <text:p>68.6562545643534</text:p>
              </table:table-cell>
              <table:table-cell office:value-type="float" office:value="67.1074729729263">
                <text:p>67.1074729729263</text:p>
              </table:table-cell>
              <table:table-cell office:value-type="float" office:value="66.4712679651283">
                <text:p>66.4712679651283</text:p>
              </table:table-cell>
              <table:table-cell office:value-type="float" office:value="66.7005246054128">
                <text:p>66.7005246054128</text:p>
              </table:table-cell>
              <table:table-cell office:value-type="float" office:value="67.7662154861395">
                <text:p>67.7662154861395</text:p>
              </table:table-cell>
              <table:table-cell office:value-type="float" office:value="61.11">
                <text:p>61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9.8604949866074">
                <text:p>89.8604949866074</text:p>
              </table:table-cell>
              <table:table-cell office:value-type="float" office:value="80.7674782143377">
                <text:p>80.7674782143377</text:p>
              </table:table-cell>
              <table:table-cell office:value-type="float" office:value="73.2601800746824">
                <text:p>73.2601800746824</text:p>
              </table:table-cell>
              <table:table-cell office:value-type="float" office:value="67.4381236054039">
                <text:p>67.4381236054039</text:p>
              </table:table-cell>
              <table:table-cell office:value-type="float" office:value="63.1732607389288">
                <text:p>63.1732607389288</text:p>
              </table:table-cell>
              <table:table-cell office:value-type="float" office:value="60.2683891284585">
                <text:p>60.2683891284585</text:p>
              </table:table-cell>
              <table:table-cell office:value-type="float" office:value="58.5406131225443">
                <text:p>58.5406131225443</text:p>
              </table:table-cell>
              <table:table-cell office:value-type="float" office:value="57.8547331810125">
                <text:p>57.8547331810125</text:p>
              </table:table-cell>
              <table:table-cell office:value-type="float" office:value="58.1170033916949">
                <text:p>58.1170033916949</text:p>
              </table:table-cell>
              <table:table-cell office:value-type="float" office:value="59.245189487858">
                <text:p>59.245189487858</text:p>
              </table:table-cell>
              <table:table-cell office:value-type="float" office:value="52.12">
                <text:p>5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86.2309996927219">
                <text:p>86.2309996927219</text:p>
              </table:table-cell>
              <table:table-cell office:value-type="float" office:value="74.436398789543">
                <text:p>74.436398789543</text:p>
              </table:table-cell>
              <table:table-cell office:value-type="float" office:value="65.2519208669231">
                <text:p>65.2519208669231</text:p>
              </table:table-cell>
              <table:table-cell office:value-type="float" office:value="58.5110694484196">
                <text:p>58.5110694484196</text:p>
              </table:table-cell>
              <table:table-cell office:value-type="float" office:value="53.7956298954639">
                <text:p>53.7956298954639</text:p>
              </table:table-cell>
              <table:table-cell office:value-type="float" office:value="50.7034280880077">
                <text:p>50.7034280880077</text:p>
              </table:table-cell>
              <table:table-cell office:value-type="float" office:value="48.93232224092">
                <text:p>48.93232224092</text:p>
              </table:table-cell>
              <table:table-cell office:value-type="float" office:value="48.2909733768334">
                <text:p>48.2909733768334</text:p>
              </table:table-cell>
              <table:table-cell office:value-type="float" office:value="48.6697452658016">
                <text:p>48.6697452658016</text:p>
              </table:table-cell>
              <table:table-cell office:value-type="float" office:value="49.9898001725854">
                <text:p>49.9898001725854</text:p>
              </table:table-cell>
              <table:table-cell office:value-type="float" office:value="42.58">
                <text:p>42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0.6338669125337">
                <text:p>80.6338669125337</text:p>
              </table:table-cell>
              <table:table-cell office:value-type="float" office:value="65.4985620230126">
                <text:p>65.4985620230126</text:p>
              </table:table-cell>
              <table:table-cell office:value-type="float" office:value="54.8027012497768">
                <text:p>54.8027012497768</text:p>
              </table:table-cell>
              <table:table-cell office:value-type="float" office:value="47.5600397305542">
                <text:p>47.5600397305542</text:p>
              </table:table-cell>
              <table:table-cell office:value-type="float" office:value="42.796033497609">
                <text:p>42.796033497609</text:p>
              </table:table-cell>
              <table:table-cell office:value-type="float" office:value="39.8178361203286">
                <text:p>39.8178361203286</text:p>
              </table:table-cell>
              <table:table-cell office:value-type="float" office:value="38.196902511578">
                <text:p>38.196902511578</text:p>
              </table:table-cell>
              <table:table-cell office:value-type="float" office:value="37.7103960157232">
                <text:p>37.7103960157232</text:p>
              </table:table-cell>
              <table:table-cell office:value-type="float" office:value="38.2862146488746">
                <text:p>38.2862146488746</text:p>
              </table:table-cell>
              <table:table-cell office:value-type="float" office:value="39.9318625791805">
                <text:p>39.9318625791805</text:p>
              </table:table-cell>
              <table:table-cell office:value-type="float" office:value="32.51">
                <text:p>32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0.8173601662143">
                <text:p>70.8173601662143</text:p>
              </table:table-cell>
              <table:table-cell office:value-type="float" office:value="52.1288921343527">
                <text:p>52.1288921343527</text:p>
              </table:table-cell>
              <table:table-cell office:value-type="float" office:value="40.9062562737148">
                <text:p>40.9062562737148</text:p>
              </table:table-cell>
              <table:table-cell office:value-type="float" office:value="34.1349643237103">
                <text:p>34.1349643237103</text:p>
              </table:table-cell>
              <table:table-cell office:value-type="float" office:value="30.0150435039401">
                <text:p>30.0150435039401</text:p>
              </table:table-cell>
              <table:table-cell office:value-type="float" office:value="27.5772469717878">
                <text:p>27.5772469717878</text:p>
              </table:table-cell>
              <table:table-cell office:value-type="float" office:value="26.3280186728349">
                <text:p>26.3280186728349</text:p>
              </table:table-cell>
              <table:table-cell office:value-type="float" office:value="26.0713171819102">
                <text:p>26.0713171819102</text:p>
              </table:table-cell>
              <table:table-cell office:value-type="float" office:value="26.8376026722651">
                <text:p>26.8376026722651</text:p>
              </table:table-cell>
              <table:table-cell office:value-type="float" office:value="28.8779181296294">
                <text:p>28.8779181296294</text:p>
              </table:table-cell>
              <table:table-cell office:value-type="float" office:value="21.97">
                <text:p>2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50.5230615469464">
                <text:p>50.5230615469464</text:p>
              </table:table-cell>
              <table:table-cell office:value-type="float" office:value="31.3008864977571">
                <text:p>31.3008864977571</text:p>
              </table:table-cell>
              <table:table-cell office:value-type="float" office:value="22.565374699787">
                <text:p>22.565374699787</text:p>
              </table:table-cell>
              <table:table-cell office:value-type="float" office:value="18.0618136882077">
                <text:p>18.0618136882077</text:p>
              </table:table-cell>
              <table:table-cell office:value-type="float" office:value="15.5552883536549">
                <text:p>15.5552883536549</text:p>
              </table:table-cell>
              <table:table-cell office:value-type="float" office:value="14.150215073634">
                <text:p>14.150215073634</text:p>
              </table:table-cell>
              <table:table-cell office:value-type="float" office:value="13.4718558643505">
                <text:p>13.4718558643505</text:p>
              </table:table-cell>
              <table:table-cell office:value-type="float" office:value="13.4140863449629">
                <text:p>13.4140863449629</text:p>
              </table:table-cell>
              <table:table-cell office:value-type="float" office:value="14.1209638910479">
                <text:p>14.1209638910479</text:p>
              </table:table-cell>
              <table:table-cell office:value-type="float" office:value="16.2400345919294">
                <text:p>16.2400345919294</text:p>
              </table:table-cell>
              <table:table-cell office:value-type="float" office:value="11.08">
                <text:p>1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1.213cm" style:legend-expansion="high" chart:style-name="ch2"/>
        <chart:plot-area chart:style-name="ch3" table:cell-range-address="Лист3.A1:Лист3.M14" chart:data-source-has-labels="row" svg:x="0.589cm" svg:y="0.224cm" svg:width="12.774cm" svg:height="8.63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05cm" svg:y="0.224cm" svg:width="12.163cm" svg:height="7.9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Лист3.A2:Лист3.A14" chart:label-cell-address="Лист3.A1:Лист3.A1" chart:class="chart:area">
            <chart:data-point chart:repeated="13"/>
          </chart:series>
          <chart:series chart:style-name="ch7" chart:values-cell-range-address="Лист3.B2:Лист3.B14" chart:label-cell-address="Лист3.B1:Лист3.B1" chart:class="chart:area">
            <chart:data-point chart:repeated="13"/>
          </chart:series>
          <chart:series chart:style-name="ch8" chart:values-cell-range-address="Лист3.C2:Лист3.C14" chart:label-cell-address="Лист3.C1:Лист3.C1" chart:class="chart:area">
            <chart:data-point chart:repeated="13"/>
          </chart:series>
          <chart:series chart:style-name="ch9" chart:values-cell-range-address="Лист3.D2:Лист3.D14" chart:label-cell-address="Лист3.D1:Лист3.D1" chart:class="chart:area">
            <chart:data-point chart:repeated="13"/>
          </chart:series>
          <chart:series chart:style-name="ch10" chart:values-cell-range-address="Лист3.E2:Лист3.E14" chart:label-cell-address="Лист3.E1:Лист3.E1" chart:class="chart:area">
            <chart:data-point chart:repeated="13"/>
          </chart:series>
          <chart:series chart:style-name="ch11" chart:values-cell-range-address="Лист3.F2:Лист3.F14" chart:label-cell-address="Лист3.F1:Лист3.F1" chart:class="chart:area">
            <chart:data-point chart:repeated="13"/>
          </chart:series>
          <chart:series chart:style-name="ch12" chart:values-cell-range-address="Лист3.G2:Лист3.G14" chart:label-cell-address="Лист3.G1:Лист3.G1" chart:class="chart:area">
            <chart:data-point chart:repeated="13"/>
          </chart:series>
          <chart:series chart:style-name="ch13" chart:values-cell-range-address="Лист3.H2:Лист3.H14" chart:label-cell-address="Лист3.H1:Лист3.H1" chart:class="chart:area">
            <chart:data-point chart:repeated="13"/>
          </chart:series>
          <chart:series chart:style-name="ch14" chart:values-cell-range-address="Лист3.I2:Лист3.I14" chart:label-cell-address="Лист3.I1:Лист3.I1" chart:class="chart:area">
            <chart:data-point chart:repeated="13"/>
          </chart:series>
          <chart:series chart:style-name="ch15" chart:values-cell-range-address="Лист3.J2:Лист3.J14" chart:label-cell-address="Лист3.J1:Лист3.J1" chart:class="chart:area">
            <chart:data-point chart:repeated="13"/>
          </chart:series>
          <chart:series chart:style-name="ch16" chart:values-cell-range-address="Лист3.K2:Лист3.K14" chart:label-cell-address="Лист3.K1:Лист3.K1" chart:class="chart:area">
            <chart:data-point chart:repeated="13"/>
          </chart:series>
          <chart:series chart:style-name="ch17" chart:values-cell-range-address="Лист3.L2:Лист3.L14" chart:label-cell-address="Лист3.L1:Лист3.L1" chart:class="chart:area">
            <chart:data-point chart:repeated="13"/>
          </chart:series>
          <chart:series chart:style-name="ch6" chart:values-cell-range-address="Лист3.M2:Лист3.M14" chart:label-cell-address="Лист3.M1:Лист3.M1" chart:class="chart:area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3.A1:Лист3.A1</svg:desc>
                </draw:g>
              </table:table-cell>
              <table:table-cell office:value-type="string">
                <text:p>Y</text:p>
                <draw:g>
                  <svg:desc>Лист3.B1:Лист3.B1</svg:desc>
                </draw:g>
              </table:table-cell>
              <table:table-cell office:value-type="string">
                <text:p/>
                <draw:g>
                  <svg:desc>Лист3.C1:Лист3.C1</svg:desc>
                </draw:g>
              </table:table-cell>
              <table:table-cell office:value-type="string">
                <text:p/>
                <draw:g>
                  <svg:desc>Лист3.D1:Лист3.D1</svg:desc>
                </draw:g>
              </table:table-cell>
              <table:table-cell office:value-type="string">
                <text:p/>
                <draw:g>
                  <svg:desc>Лист3.E1:Лист3.E1</svg:desc>
                </draw:g>
              </table:table-cell>
              <table:table-cell office:value-type="string">
                <text:p/>
                <draw:g>
                  <svg:desc>Лист3.F1:Лист3.F1</svg:desc>
                </draw:g>
              </table:table-cell>
              <table:table-cell office:value-type="string">
                <text:p/>
                <draw:g>
                  <svg:desc>Лист3.G1:Лист3.G1</svg:desc>
                </draw:g>
              </table:table-cell>
              <table:table-cell office:value-type="string">
                <text:p/>
                <draw:g>
                  <svg:desc>Лист3.H1:Лист3.H1</svg:desc>
                </draw:g>
              </table:table-cell>
              <table:table-cell office:value-type="string">
                <text:p/>
                <draw:g>
                  <svg:desc>Лист3.I1:Лист3.I1</svg:desc>
                </draw:g>
              </table:table-cell>
              <table:table-cell office:value-type="string">
                <text:p/>
                <draw:g>
                  <svg:desc>Лист3.J1:Лист3.J1</svg:desc>
                </draw:g>
              </table:table-cell>
              <table:table-cell office:value-type="string">
                <text:p/>
                <draw:g>
                  <svg:desc>Лист3.K1:Лист3.K1</svg:desc>
                </draw:g>
              </table:table-cell>
              <table:table-cell office:value-type="string">
                <text:p/>
                <draw:g>
                  <svg:desc>Лист3.L1:Лист3.L1</svg:desc>
                </draw:g>
              </table:table-cell>
              <table:table-cell office:value-type="string">
                <text:p/>
                <draw:g>
                  <svg:desc>Лист3.M1:Лист3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Лист3.A2:Лист3.A14</svg:desc>
                </draw:g>
              </table:table-cell>
              <table:table-cell office:value-type="float" office:value="NaN">
                <text:p>NaN</text:p>
                <draw:g>
                  <svg:desc>Лист3.B2:Лист3.B14</svg:desc>
                </draw:g>
              </table:table-cell>
              <table:table-cell office:value-type="float" office:value="0">
                <text:p>0</text:p>
                <draw:g>
                  <svg:desc>Лист3.C2:Лист3.C14</svg:desc>
                </draw:g>
              </table:table-cell>
              <table:table-cell office:value-type="float" office:value="0">
                <text:p>0</text:p>
                <draw:g>
                  <svg:desc>Лист3.D2:Лист3.D14</svg:desc>
                </draw:g>
              </table:table-cell>
              <table:table-cell office:value-type="float" office:value="0">
                <text:p>0</text:p>
                <draw:g>
                  <svg:desc>Лист3.E2:Лист3.E14</svg:desc>
                </draw:g>
              </table:table-cell>
              <table:table-cell office:value-type="float" office:value="0">
                <text:p>0</text:p>
                <draw:g>
                  <svg:desc>Лист3.F2:Лист3.F14</svg:desc>
                </draw:g>
              </table:table-cell>
              <table:table-cell office:value-type="float" office:value="0">
                <text:p>0</text:p>
                <draw:g>
                  <svg:desc>Лист3.G2:Лист3.G14</svg:desc>
                </draw:g>
              </table:table-cell>
              <table:table-cell office:value-type="float" office:value="0">
                <text:p>0</text:p>
                <draw:g>
                  <svg:desc>Лист3.H2:Лист3.H14</svg:desc>
                </draw:g>
              </table:table-cell>
              <table:table-cell office:value-type="float" office:value="0">
                <text:p>0</text:p>
                <draw:g>
                  <svg:desc>Лист3.I2:Лист3.I14</svg:desc>
                </draw:g>
              </table:table-cell>
              <table:table-cell office:value-type="float" office:value="0">
                <text:p>0</text:p>
                <draw:g>
                  <svg:desc>Лист3.J2:Лист3.J14</svg:desc>
                </draw:g>
              </table:table-cell>
              <table:table-cell office:value-type="float" office:value="0">
                <text:p>0</text:p>
                <draw:g>
                  <svg:desc>Лист3.K2:Лист3.K14</svg:desc>
                </draw:g>
              </table:table-cell>
              <table:table-cell office:value-type="float" office:value="0">
                <text:p>0</text:p>
                <draw:g>
                  <svg:desc>Лист3.L2:Лист3.L14</svg:desc>
                </draw:g>
              </table:table-cell>
              <table:table-cell office:value-type="float" office:value="NaN">
                <text:p>NaN</text:p>
                <draw:g>
                  <svg:desc>Лист3.M2:Лист3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406354418859389">
                <text:p>0.00406354418859389</text:p>
              </table:table-cell>
              <table:table-cell office:value-type="float" office:value="0.00666672719211464">
                <text:p>0.00666672719211464</text:p>
              </table:table-cell>
              <table:table-cell office:value-type="float" office:value="0.00810913353658441">
                <text:p>0.00810913353658441</text:p>
              </table:table-cell>
              <table:table-cell office:value-type="float" office:value="0.00949342517055385">
                <text:p>0.00949342517055385</text:p>
              </table:table-cell>
              <table:table-cell office:value-type="float" office:value="0.0101848990910876">
                <text:p>0.0101848990910876</text:p>
              </table:table-cell>
              <table:table-cell office:value-type="float" office:value="0.0106074691174974">
                <text:p>0.0106074691174974</text:p>
              </table:table-cell>
              <table:table-cell office:value-type="float" office:value="0.0096772012603894">
                <text:p>0.0096772012603894</text:p>
              </table:table-cell>
              <table:table-cell office:value-type="float" office:value="0.00814065697977097">
                <text:p>0.00814065697977097</text:p>
              </table:table-cell>
              <table:table-cell office:value-type="float" office:value="0.00605003396003095">
                <text:p>0.00605003396003095</text:p>
              </table:table-cell>
              <table:table-cell office:value-type="float" office:value="0.00366532453799373">
                <text:p>0.00366532453799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670587639654083">
                <text:p>0.00670587639654083</text:p>
              </table:table-cell>
              <table:table-cell office:value-type="float" office:value="0.0113428608304247">
                <text:p>0.0113428608304247</text:p>
              </table:table-cell>
              <table:table-cell office:value-type="float" office:value="0.0141215471515891">
                <text:p>0.0141215471515891</text:p>
              </table:table-cell>
              <table:table-cell office:value-type="float" office:value="0.0156326248731465">
                <text:p>0.0156326248731465</text:p>
              </table:table-cell>
              <table:table-cell office:value-type="float" office:value="0.0165321778720038">
                <text:p>0.0165321778720038</text:p>
              </table:table-cell>
              <table:table-cell office:value-type="float" office:value="0.0172094103784175">
                <text:p>0.0172094103784175</text:p>
              </table:table-cell>
              <table:table-cell office:value-type="float" office:value="0.0157322418749837">
                <text:p>0.0157322418749837</text:p>
              </table:table-cell>
              <table:table-cell office:value-type="float" office:value="0.0137621136934364">
                <text:p>0.0137621136934364</text:p>
              </table:table-cell>
              <table:table-cell office:value-type="float" office:value="0.0105681032739851">
                <text:p>0.0105681032739851</text:p>
              </table:table-cell>
              <table:table-cell office:value-type="float" office:value="0.00604497663679151">
                <text:p>0.0060449766367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830958840989073">
                <text:p>0.00830958840989073</text:p>
              </table:table-cell>
              <table:table-cell office:value-type="float" office:value="0.0137962993645728">
                <text:p>0.0137962993645728</text:p>
              </table:table-cell>
              <table:table-cell office:value-type="float" office:value="0.0174390645041829">
                <text:p>0.0174390645041829</text:p>
              </table:table-cell>
              <table:table-cell office:value-type="float" office:value="0.0193649995177283">
                <text:p>0.0193649995177283</text:p>
              </table:table-cell>
              <table:table-cell office:value-type="float" office:value="0.0207730277829287">
                <text:p>0.0207730277829287</text:p>
              </table:table-cell>
              <table:table-cell office:value-type="float" office:value="0.0210687294975845">
                <text:p>0.0210687294975845</text:p>
              </table:table-cell>
              <table:table-cell office:value-type="float" office:value="0.0202887778315346">
                <text:p>0.0202887778315346</text:p>
              </table:table-cell>
              <table:table-cell office:value-type="float" office:value="0.0181193686593979">
                <text:p>0.0181193686593979</text:p>
              </table:table-cell>
              <table:table-cell office:value-type="float" office:value="0.0146732647674298">
                <text:p>0.0146732647674298</text:p>
              </table:table-cell>
              <table:table-cell office:value-type="float" office:value="0.00897428090237573">
                <text:p>0.00897428090237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987467096660305">
                <text:p>0.00987467096660305</text:p>
              </table:table-cell>
              <table:table-cell office:value-type="float" office:value="0.015522438731468">
                <text:p>0.015522438731468</text:p>
              </table:table-cell>
              <table:table-cell office:value-type="float" office:value="0.0194529259504734">
                <text:p>0.0194529259504734</text:p>
              </table:table-cell>
              <table:table-cell office:value-type="float" office:value="0.0214776226171153">
                <text:p>0.0214776226171153</text:p>
              </table:table-cell>
              <table:table-cell office:value-type="float" office:value="0.0227586213379564">
                <text:p>0.0227586213379564</text:p>
              </table:table-cell>
              <table:table-cell office:value-type="float" office:value="0.0228603632349137">
                <text:p>0.0228603632349137</text:p>
              </table:table-cell>
              <table:table-cell office:value-type="float" office:value="0.0224438059487589">
                <text:p>0.0224438059487589</text:p>
              </table:table-cell>
              <table:table-cell office:value-type="float" office:value="0.0208666937110319">
                <text:p>0.0208666937110319</text:p>
              </table:table-cell>
              <table:table-cell office:value-type="float" office:value="0.0170585246787984">
                <text:p>0.0170585246787984</text:p>
              </table:table-cell>
              <table:table-cell office:value-type="float" office:value="0.0107634588131776">
                <text:p>0.010763458813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101536357048413">
                <text:p>0.0101536357048413</text:p>
              </table:table-cell>
              <table:table-cell office:value-type="float" office:value="0.0160385805110076">
                <text:p>0.0160385805110076</text:p>
              </table:table-cell>
              <table:table-cell office:value-type="float" office:value="0.0194715574062785">
                <text:p>0.0194715574062785</text:p>
              </table:table-cell>
              <table:table-cell office:value-type="float" office:value="0.0214285050263578">
                <text:p>0.0214285050263578</text:p>
              </table:table-cell>
              <table:table-cell office:value-type="float" office:value="0.0228205348796907">
                <text:p>0.0228205348796907</text:p>
              </table:table-cell>
              <table:table-cell office:value-type="float" office:value="0.0232263896339872">
                <text:p>0.0232263896339872</text:p>
              </table:table-cell>
              <table:table-cell office:value-type="float" office:value="0.023164940276287">
                <text:p>0.023164940276287</text:p>
              </table:table-cell>
              <table:table-cell office:value-type="float" office:value="0.0220140196984982">
                <text:p>0.0220140196984982</text:p>
              </table:table-cell>
              <table:table-cell office:value-type="float" office:value="0.0187414371300733">
                <text:p>0.0187414371300733</text:p>
              </table:table-cell>
              <table:table-cell office:value-type="float" office:value="0.0117299105265803">
                <text:p>0.0117299105265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105042230652931">
                <text:p>0.0105042230652931</text:p>
              </table:table-cell>
              <table:table-cell office:value-type="float" office:value="0.0164458576863939">
                <text:p>0.0164458576863939</text:p>
              </table:table-cell>
              <table:table-cell office:value-type="float" office:value="0.0195967257261804">
                <text:p>0.0195967257261804</text:p>
              </table:table-cell>
              <table:table-cell office:value-type="float" office:value="0.0212274387060557">
                <text:p>0.0212274387060557</text:p>
              </table:table-cell>
              <table:table-cell office:value-type="float" office:value="0.0222126868691043">
                <text:p>0.0222126868691043</text:p>
              </table:table-cell>
              <table:table-cell office:value-type="float" office:value="0.0224253055196223">
                <text:p>0.0224253055196223</text:p>
              </table:table-cell>
              <table:table-cell office:value-type="float" office:value="0.0222964136312181">
                <text:p>0.0222964136312181</text:p>
              </table:table-cell>
              <table:table-cell office:value-type="float" office:value="0.0211592112270158">
                <text:p>0.0211592112270158</text:p>
              </table:table-cell>
              <table:table-cell office:value-type="float" office:value="0.0176983077864166">
                <text:p>0.0176983077864166</text:p>
              </table:table-cell>
              <table:table-cell office:value-type="float" office:value="0.0115232021552478">
                <text:p>0.011523202155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105995443117006">
                <text:p>0.0105995443117006</text:p>
              </table:table-cell>
              <table:table-cell office:value-type="float" office:value="0.016391071173633">
                <text:p>0.016391071173633</text:p>
              </table:table-cell>
              <table:table-cell office:value-type="float" office:value="0.0192646829496708">
                <text:p>0.0192646829496708</text:p>
              </table:table-cell>
              <table:table-cell office:value-type="float" office:value="0.0206895101479894">
                <text:p>0.0206895101479894</text:p>
              </table:table-cell>
              <table:table-cell office:value-type="float" office:value="0.0211724717795066">
                <text:p>0.0211724717795066</text:p>
              </table:table-cell>
              <table:table-cell office:value-type="float" office:value="0.0219657319441795">
                <text:p>0.0219657319441795</text:p>
              </table:table-cell>
              <table:table-cell office:value-type="float" office:value="0.0216562244616852">
                <text:p>0.0216562244616852</text:p>
              </table:table-cell>
              <table:table-cell office:value-type="float" office:value="0.0200142256001603">
                <text:p>0.0200142256001603</text:p>
              </table:table-cell>
              <table:table-cell office:value-type="float" office:value="0.0166375966877512">
                <text:p>0.0166375966877512</text:p>
              </table:table-cell>
              <table:table-cell office:value-type="float" office:value="0.0104949656329603">
                <text:p>0.0104949656329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11546534659289">
                <text:p>0.011546534659289</text:p>
              </table:table-cell>
              <table:table-cell office:value-type="float" office:value="0.0167211157734432">
                <text:p>0.0167211157734432</text:p>
              </table:table-cell>
              <table:table-cell office:value-type="float" office:value="0.0189677747860244">
                <text:p>0.0189677747860244</text:p>
              </table:table-cell>
              <table:table-cell office:value-type="float" office:value="0.0199515571091541">
                <text:p>0.0199515571091541</text:p>
              </table:table-cell>
              <table:table-cell office:value-type="float" office:value="0.0198219581567533">
                <text:p>0.0198219581567533</text:p>
              </table:table-cell>
              <table:table-cell office:value-type="float" office:value="0.0203795074101203">
                <text:p>0.0203795074101203</text:p>
              </table:table-cell>
              <table:table-cell office:value-type="float" office:value="0.0195337259829728">
                <text:p>0.0195337259829728</text:p>
              </table:table-cell>
              <table:table-cell office:value-type="float" office:value="0.0183691491920021">
                <text:p>0.0183691491920021</text:p>
              </table:table-cell>
              <table:table-cell office:value-type="float" office:value="0.0152082850681963">
                <text:p>0.0152082850681963</text:p>
              </table:table-cell>
              <table:table-cell office:value-type="float" office:value="0.0093299097606344">
                <text:p>0.0093299097606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114391517041424">
                <text:p>0.0114391517041424</text:p>
              </table:table-cell>
              <table:table-cell office:value-type="float" office:value="0.0147124419440372">
                <text:p>0.0147124419440372</text:p>
              </table:table-cell>
              <table:table-cell office:value-type="float" office:value="0.0159502966942405">
                <text:p>0.0159502966942405</text:p>
              </table:table-cell>
              <table:table-cell office:value-type="float" office:value="0.0164800759369493">
                <text:p>0.0164800759369493</text:p>
              </table:table-cell>
              <table:table-cell office:value-type="float" office:value="0.0163348507627108">
                <text:p>0.0163348507627108</text:p>
              </table:table-cell>
              <table:table-cell office:value-type="float" office:value="0.0169034849113252">
                <text:p>0.0169034849113252</text:p>
              </table:table-cell>
              <table:table-cell office:value-type="float" office:value="0.0168340259426567">
                <text:p>0.0168340259426567</text:p>
              </table:table-cell>
              <table:table-cell office:value-type="float" office:value="0.0154639106337648">
                <text:p>0.0154639106337648</text:p>
              </table:table-cell>
              <table:table-cell office:value-type="float" office:value="0.0126985201348481">
                <text:p>0.0126985201348481</text:p>
              </table:table-cell>
              <table:table-cell office:value-type="float" office:value="0.00862301871412487">
                <text:p>0.0086230187141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34702977114322">
                <text:p>0.0134702977114322</text:p>
              </table:table-cell>
              <table:table-cell office:value-type="float" office:value="0.0107905775819434">
                <text:p>0.0107905775819434</text:p>
              </table:table-cell>
              <table:table-cell office:value-type="float" office:value="0.0107853157778375">
                <text:p>0.0107853157778375</text:p>
              </table:table-cell>
              <table:table-cell office:value-type="float" office:value="0.0108063031194818">
                <text:p>0.0108063031194818</text:p>
              </table:table-cell>
              <table:table-cell office:value-type="float" office:value="0.0102838477778312">
                <text:p>0.0102838477778312</text:p>
              </table:table-cell>
              <table:table-cell office:value-type="float" office:value="0.00985724831909835">
                <text:p>0.00985724831909835</text:p>
              </table:table-cell>
              <table:table-cell office:value-type="float" office:value="0.00983893945110867">
                <text:p>0.00983893945110867</text:p>
              </table:table-cell>
              <table:table-cell office:value-type="float" office:value="0.00920053931582253">
                <text:p>0.00920053931582253</text:p>
              </table:table-cell>
              <table:table-cell office:value-type="float" office:value="0.0081023064901125">
                <text:p>0.0081023064901125</text:p>
              </table:table-cell>
              <table:table-cell office:value-type="float" office:value="0.00535821818729687">
                <text:p>0.00535821818729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